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Liberation Mono" fo:language="es" fo:country="ES" style:text-underline-style="none" fo:font-weight="normal" officeooo:rsid="000badab" officeooo:paragraph-rsid="000badab" style:font-weight-asian="normal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Liberation Mono" fo:language="es" fo:country="ES" style:text-underline-style="none" fo:font-weight="normal" officeooo:rsid="000badab" officeooo:paragraph-rsid="000d3fcb" style:font-weight-asian="normal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Liberation Mono" fo:language="es" fo:country="ES" fo:font-style="normal" style:text-underline-style="none" fo:font-weight="normal" officeooo:rsid="000badab" officeooo:paragraph-rsid="000badab" style:font-style-asian="normal" style:font-weight-asian="normal" style:font-style-complex="normal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Liberation Mono" fo:language="es" fo:country="ES" fo:font-style="normal" style:text-underline-style="none" fo:font-weight="normal" officeooo:rsid="000badab" officeooo:paragraph-rsid="000d5717" style:font-style-asian="normal" style:font-weight-asian="normal" style:font-style-complex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Liberation Mono" fo:language="es" fo:country="ES" fo:font-style="normal" style:text-underline-style="none" fo:font-weight="normal" officeooo:rsid="000d3fcb" officeooo:paragraph-rsid="000d3fcb" style:font-style-asian="normal" style:font-weight-asian="normal" style:font-style-complex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text-line-through-style="none" style:text-line-through-type="none" fo:language="es" fo:country="ES" style:text-underline-style="solid" style:text-underline-width="auto" style:text-underline-color="font-color" fo:font-weight="bold" officeooo:rsid="00095b5a" officeooo:paragraph-rsid="00095b5a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text-line-through-style="none" style:text-line-through-type="none" fo:language="es" fo:country="ES" style:text-underline-style="none" fo:font-weight="bold" officeooo:rsid="00095b5a" officeooo:paragraph-rsid="00095b5a" style:font-weight-asian="bold" style:font-weight-complex="bold"/>
    </style:style>
    <style:style style:name="P8" style:family="paragraph" style:parent-style-name="Table_20_Contents">
      <style:text-properties fo:language="es" fo:country="ES" officeooo:rsid="00095b5a" officeooo:paragraph-rsid="00095b5a"/>
    </style:style>
    <style:style style:name="P9" style:family="paragraph" style:parent-style-name="Table_20_Contents">
      <style:paragraph-properties fo:text-align="start" style:justify-single-word="false"/>
      <style:text-properties fo:language="es" fo:country="ES" officeooo:rsid="00095b5a" officeooo:paragraph-rsid="00095b5a"/>
    </style:style>
    <style:style style:name="P10" style:family="paragraph" style:parent-style-name="Table_20_Contents">
      <style:text-properties fo:language="es" fo:country="ES" officeooo:paragraph-rsid="000badab"/>
    </style:style>
    <style:style style:name="P11" style:family="paragraph" style:parent-style-name="Table_20_Contents">
      <style:paragraph-properties fo:text-align="start" style:justify-single-word="false"/>
      <style:text-properties fo:language="es" fo:country="ES" officeooo:rsid="000d5717" officeooo:paragraph-rsid="000f0ed6"/>
    </style:style>
    <style:style style:name="P12" style:family="paragraph" style:parent-style-name="Table_20_Contents">
      <style:paragraph-properties fo:text-align="start" style:justify-single-word="false"/>
      <style:text-properties fo:language="es" fo:country="ES" officeooo:rsid="000d5717" officeooo:paragraph-rsid="000f7c59"/>
    </style:style>
    <style:style style:name="P13" style:family="paragraph" style:parent-style-name="Table_20_Contents">
      <style:paragraph-properties fo:text-align="center" style:justify-single-word="false"/>
      <style:text-properties fo:language="es" fo:country="ES" officeooo:rsid="000f0ed6" officeooo:paragraph-rsid="000f0ed6"/>
    </style:style>
    <style:style style:name="P14" style:family="paragraph" style:parent-style-name="Table_20_Contents">
      <style:paragraph-properties fo:text-align="start" style:justify-single-word="false"/>
      <style:text-properties fo:language="es" fo:country="ES" officeooo:rsid="000f0ed6" officeooo:paragraph-rsid="000f0ed6"/>
    </style:style>
    <style:style style:name="P15" style:family="paragraph" style:parent-style-name="Table_20_Contents">
      <style:paragraph-properties fo:text-align="start" style:justify-single-word="false"/>
      <style:text-properties fo:language="es" fo:country="ES" officeooo:rsid="000f0ed6" officeooo:paragraph-rsid="000f7c59"/>
    </style:style>
    <style:style style:name="P16" style:family="paragraph" style:parent-style-name="Table_20_Contents">
      <style:paragraph-properties fo:text-align="start" style:justify-single-word="false"/>
      <style:text-properties fo:language="es" fo:country="ES" officeooo:rsid="000f0ed6" officeooo:paragraph-rsid="000f8669"/>
    </style:style>
    <style:style style:name="P17" style:family="paragraph" style:parent-style-name="Table_20_Contents">
      <style:paragraph-properties fo:text-align="start" style:justify-single-word="false"/>
      <style:text-properties officeooo:paragraph-rsid="000d3fcb"/>
    </style:style>
    <style:style style:name="P18" style:family="paragraph" style:parent-style-name="Table_20_Contents">
      <style:paragraph-properties fo:text-align="start" style:justify-single-word="false"/>
      <style:text-properties officeooo:paragraph-rsid="000d5717"/>
    </style:style>
    <style:style style:name="P19" style:family="paragraph" style:parent-style-name="Table_20_Contents">
      <style:paragraph-properties fo:text-align="start" style:justify-single-word="false"/>
      <style:text-properties officeooo:paragraph-rsid="000f0ed6"/>
    </style:style>
    <style:style style:name="P20" style:family="paragraph" style:parent-style-name="Table_20_Contents">
      <style:paragraph-properties fo:text-align="start" style:justify-single-word="false"/>
      <style:text-properties officeooo:paragraph-rsid="000f7c59"/>
    </style:style>
    <style:style style:name="P21" style:family="paragraph" style:parent-style-name="Table_20_Contents">
      <style:paragraph-properties fo:text-align="start" style:justify-single-word="false"/>
      <style:text-properties officeooo:paragraph-rsid="00130238"/>
    </style:style>
    <style:style style:name="P22" style:family="paragraph" style:parent-style-name="Table_20_Contents">
      <style:paragraph-properties fo:text-align="start" style:justify-single-word="false"/>
      <style:text-properties officeooo:paragraph-rsid="0014bc7a"/>
    </style:style>
    <style:style style:name="P23" style:family="paragraph" style:parent-style-name="Table_20_Contents">
      <style:paragraph-properties fo:text-align="start" style:justify-single-word="false"/>
      <style:text-properties officeooo:paragraph-rsid="0016842e"/>
    </style:style>
    <style:style style:name="P24" style:family="paragraph" style:parent-style-name="Table_20_Contents">
      <style:paragraph-properties fo:text-align="start" style:justify-single-word="false"/>
      <style:text-properties officeooo:paragraph-rsid="00170d85"/>
    </style:style>
    <style:style style:name="P25" style:family="paragraph" style:parent-style-name="Table_20_Contents">
      <style:paragraph-properties fo:text-align="start" style:justify-single-word="false"/>
      <style:text-properties officeooo:paragraph-rsid="00173431"/>
    </style:style>
    <style:style style:name="P26" style:family="paragraph" style:parent-style-name="Table_20_Contents">
      <style:paragraph-properties fo:text-align="start" style:justify-single-word="false"/>
      <style:text-properties officeooo:paragraph-rsid="00182d39"/>
    </style:style>
    <style:style style:name="P27" style:family="paragraph" style:parent-style-name="Table_20_Contents">
      <style:paragraph-properties fo:text-align="start" style:justify-single-word="false"/>
      <style:text-properties officeooo:paragraph-rsid="001b8b8a"/>
    </style:style>
    <style:style style:name="P28" style:family="paragraph" style:parent-style-name="Table_20_Contents">
      <style:paragraph-properties fo:text-align="start" style:justify-single-word="false"/>
      <style:text-properties officeooo:paragraph-rsid="001d8187"/>
    </style:style>
    <style:style style:name="P29" style:family="paragraph" style:parent-style-name="Table_20_Contents">
      <style:paragraph-properties fo:text-align="start" style:justify-single-word="false"/>
      <style:text-properties officeooo:paragraph-rsid="001f65aa"/>
    </style:style>
    <style:style style:name="P30" style:family="paragraph" style:parent-style-name="Table_20_Contents">
      <style:paragraph-properties fo:text-align="start" style:justify-single-word="false"/>
      <style:text-properties officeooo:paragraph-rsid="001fd898"/>
    </style:style>
    <style:style style:name="P31" style:family="paragraph" style:parent-style-name="Table_20_Contents">
      <style:paragraph-properties fo:text-align="start" style:justify-single-word="false"/>
      <style:text-properties officeooo:paragraph-rsid="00222c2f"/>
    </style:style>
    <style:style style:name="P32" style:family="paragraph" style:parent-style-name="Table_20_Contents">
      <style:paragraph-properties fo:text-align="start" style:justify-single-word="false"/>
      <style:text-properties officeooo:paragraph-rsid="00238431"/>
    </style:style>
    <style:style style:name="P33" style:family="paragraph" style:parent-style-name="Table_20_Contents">
      <style:paragraph-properties fo:text-align="start" style:justify-single-word="false"/>
      <style:text-properties officeooo:paragraph-rsid="00248ae9"/>
    </style:style>
    <style:style style:name="P34" style:family="paragraph" style:parent-style-name="Table_20_Contents">
      <style:paragraph-properties fo:text-align="start" style:justify-single-word="false"/>
      <style:text-properties officeooo:paragraph-rsid="0025df21"/>
    </style:style>
    <style:style style:name="P35" style:family="paragraph" style:parent-style-name="Table_20_Contents">
      <style:paragraph-properties fo:text-align="start" style:justify-single-word="false"/>
      <style:text-properties fo:color="#bf0041" fo:language="es" fo:country="ES" officeooo:rsid="000f0ed6" officeooo:paragraph-rsid="000f0ed6"/>
    </style:style>
    <style:style style:name="P36" style:family="paragraph" style:parent-style-name="Table_20_Contents">
      <style:paragraph-properties fo:text-align="start" style:justify-single-word="false"/>
      <style:text-properties fo:color="#bf0041" fo:language="es" fo:country="ES" officeooo:rsid="000f0ed6" officeooo:paragraph-rsid="000f8669"/>
    </style:style>
    <style:style style:name="P37" style:family="paragraph" style:parent-style-name="Table_20_Contents">
      <style:paragraph-properties fo:text-align="start" style:justify-single-word="false"/>
      <style:text-properties fo:color="#bf0041" fo:language="es" fo:country="ES" style:text-underline-style="none" officeooo:rsid="000f0ed6" officeooo:paragraph-rsid="00170d85"/>
    </style:style>
    <style:style style:name="P38" style:family="paragraph" style:parent-style-name="Table_20_Contents">
      <style:paragraph-properties fo:text-align="start" style:justify-single-word="false"/>
      <style:text-properties fo:color="#bf0041" style:font-name="Liberation Mono" fo:language="es" fo:country="ES" officeooo:rsid="000f8669" officeooo:paragraph-rsid="000f8669"/>
    </style:style>
    <style:style style:name="P39" style:family="paragraph" style:parent-style-name="Table_20_Contents">
      <style:paragraph-properties fo:text-align="start" style:justify-single-word="false"/>
      <style:text-properties fo:color="#bf0041" style:font-name="Liberation Mono" fo:language="es" fo:country="ES" style:text-underline-style="none" officeooo:rsid="0014bc7a" officeooo:paragraph-rsid="0014bc7a"/>
    </style:style>
    <style:style style:name="P40" style:family="paragraph" style:parent-style-name="Table_20_Contents">
      <style:paragraph-properties fo:text-align="start" style:justify-single-word="false"/>
      <style:text-properties fo:color="#bf0041" style:font-name="Liberation Mono" fo:language="es" fo:country="ES" style:text-underline-style="none" officeooo:rsid="0014bc7a" officeooo:paragraph-rsid="0016842e"/>
    </style:style>
    <style:style style:name="P41" style:family="paragraph" style:parent-style-name="Table_20_Contents">
      <style:paragraph-properties fo:text-align="start" style:justify-single-word="false"/>
      <style:text-properties fo:color="#bf0041" style:font-name="Liberation Mono" fo:language="es" fo:country="ES" style:text-underline-style="none" officeooo:rsid="000f8669" officeooo:paragraph-rsid="00170d85"/>
    </style:style>
    <style:style style:name="P42" style:family="paragraph" style:parent-style-name="Table_20_Contents">
      <style:paragraph-properties fo:text-align="start" style:justify-single-word="false"/>
      <style:text-properties fo:color="#bf0041" style:font-name="Liberation Mono" fo:language="es" fo:country="ES" style:text-underline-style="none" officeooo:rsid="00173431" officeooo:paragraph-rsid="00170d85"/>
    </style:style>
    <style:style style:name="P43" style:family="paragraph" style:parent-style-name="Table_20_Contents">
      <style:paragraph-properties fo:text-align="start" style:justify-single-word="false"/>
      <style:text-properties fo:color="#bf0041" style:font-name="Liberation Mono" fo:language="es" fo:country="ES" style:text-underline-style="none" officeooo:rsid="001812b1" officeooo:paragraph-rsid="001812b1"/>
    </style:style>
    <style:style style:name="P44" style:family="paragraph" style:parent-style-name="Table_20_Contents">
      <style:paragraph-properties fo:text-align="start" style:justify-single-word="false"/>
      <style:text-properties fo:color="#000000" fo:language="es" fo:country="ES" style:text-underline-style="none" officeooo:rsid="0014bc7a" officeooo:paragraph-rsid="0014bc7a"/>
    </style:style>
    <style:style style:name="P45" style:family="paragraph" style:parent-style-name="Table_20_Contents">
      <style:paragraph-properties fo:text-align="start" style:justify-single-word="false"/>
      <style:text-properties fo:color="#000000" fo:language="es" fo:country="ES" style:text-underline-style="none" officeooo:rsid="000f0ed6" officeooo:paragraph-rsid="00170d85"/>
    </style:style>
    <style:style style:name="P46" style:family="paragraph" style:parent-style-name="Table_20_Contents">
      <style:paragraph-properties fo:text-align="start" style:justify-single-word="false"/>
      <style:text-properties fo:color="#000000" fo:language="es" fo:country="ES" style:text-underline-style="none" officeooo:rsid="00170d85" officeooo:paragraph-rsid="00170d85"/>
    </style:style>
    <style:style style:name="P47" style:family="paragraph" style:parent-style-name="Table_20_Contents">
      <style:paragraph-properties fo:text-align="start" style:justify-single-word="false"/>
      <style:text-properties fo:color="#000000" fo:language="es" fo:country="ES" style:text-underline-style="none" officeooo:rsid="00170d85" officeooo:paragraph-rsid="00173431"/>
    </style:style>
    <style:style style:name="P48" style:family="paragraph" style:parent-style-name="Table_20_Contents">
      <style:paragraph-properties fo:text-align="start" style:justify-single-word="false"/>
      <style:text-properties fo:color="#000000" fo:language="es" fo:country="ES" style:text-underline-style="none" officeooo:rsid="00173431" officeooo:paragraph-rsid="00173431"/>
    </style:style>
    <style:style style:name="P49" style:family="paragraph" style:parent-style-name="Table_20_Contents">
      <style:paragraph-properties fo:text-align="start" style:justify-single-word="false"/>
      <style:text-properties fo:color="#000000" style:font-name="Liberation Mono" fo:language="es" fo:country="ES" officeooo:rsid="000f8669" officeooo:paragraph-rsid="000f0ed6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Liberation Mono" fo:language="es" fo:country="ES" officeooo:rsid="000f8669" officeooo:paragraph-rsid="000f8669"/>
    </style:style>
    <style:style style:name="P51" style:family="paragraph" style:parent-style-name="Table_20_Contents">
      <style:paragraph-properties fo:text-align="start" style:justify-single-word="false"/>
      <style:text-properties fo:color="#000000" style:font-name="Liberation Mono" fo:language="es" fo:country="ES" officeooo:rsid="000f8669" officeooo:paragraph-rsid="00130238"/>
    </style:style>
    <style:style style:name="P52" style:family="paragraph" style:parent-style-name="Table_20_Contents">
      <style:paragraph-properties fo:text-align="start" style:justify-single-word="false"/>
      <style:text-properties fo:color="#000000" style:font-name="Liberation Mono" fo:language="es" fo:country="ES" officeooo:rsid="000f8669" officeooo:paragraph-rsid="0014bc7a"/>
    </style:style>
    <style:style style:name="P53" style:family="paragraph" style:parent-style-name="Table_20_Contents">
      <style:paragraph-properties fo:text-align="start" style:justify-single-word="false"/>
      <style:text-properties fo:color="#000000" style:font-name="Liberation Mono" fo:language="es" fo:country="ES" officeooo:rsid="0014bc7a" officeooo:paragraph-rsid="00130238"/>
    </style:style>
    <style:style style:name="P54" style:family="paragraph" style:parent-style-name="Table_20_Contents">
      <style:paragraph-properties fo:text-align="start" style:justify-single-word="false"/>
      <style:text-properties fo:color="#000000" style:font-name="Liberation Mono" fo:language="es" fo:country="ES" officeooo:rsid="0014bc7a" officeooo:paragraph-rsid="0014bc7a"/>
    </style:style>
    <style:style style:name="P55" style:family="paragraph" style:parent-style-name="Table_20_Contents">
      <style:paragraph-properties fo:text-align="center" style:justify-single-word="false"/>
      <style:text-properties fo:color="#000000" style:font-name="Liberation Mono" fo:language="es" fo:country="ES" officeooo:rsid="0014bc7a" officeooo:paragraph-rsid="0014bc7a"/>
    </style:style>
    <style:style style:name="P56" style:family="paragraph" style:parent-style-name="Table_20_Contents">
      <style:paragraph-properties fo:text-align="center" style:justify-single-word="false"/>
      <style:text-properties fo:color="#000000" style:font-name="Liberation Mono" fo:language="es" fo:country="ES" style:text-underline-style="solid" style:text-underline-width="auto" style:text-underline-color="font-color" officeooo:rsid="0014bc7a" officeooo:paragraph-rsid="0014bc7a"/>
    </style:style>
    <style:style style:name="P57" style:family="paragraph" style:parent-style-name="Table_20_Contents">
      <style:paragraph-properties fo:text-align="center" style:justify-single-word="false"/>
      <style:text-properties fo:color="#000000" style:font-name="Liberation Mono" fo:language="es" fo:country="ES" style:text-underline-style="solid" style:text-underline-width="auto" style:text-underline-color="font-color" officeooo:rsid="001812b1" officeooo:paragraph-rsid="001812b1"/>
    </style:style>
    <style:style style:name="P58" style:family="paragraph" style:parent-style-name="Table_20_Contents">
      <style:paragraph-properties fo:text-align="center" style:justify-single-word="false"/>
      <style:text-properties fo:color="#000000" style:font-name="Liberation Mono" fo:language="es" fo:country="ES" style:text-underline-style="solid" style:text-underline-width="auto" style:text-underline-color="font-color" officeooo:rsid="001b8b8a" officeooo:paragraph-rsid="001b8b8a"/>
    </style:style>
    <style:style style:name="P59" style:family="paragraph" style:parent-style-name="Table_20_Contents">
      <style:paragraph-properties fo:text-align="start" style:justify-single-word="false"/>
      <style:text-properties fo:color="#000000" style:font-name="Liberation Mono" fo:language="es" fo:country="ES" style:text-underline-style="none" officeooo:rsid="00170d85" officeooo:paragraph-rsid="00170d85"/>
    </style:style>
    <style:style style:name="P60" style:family="paragraph" style:parent-style-name="Table_20_Contents">
      <style:paragraph-properties fo:text-align="start" style:justify-single-word="false"/>
      <style:text-properties fo:color="#000000" style:font-name="Liberation Mono" fo:language="es" fo:country="ES" style:text-underline-style="none" officeooo:rsid="00170d85" officeooo:paragraph-rsid="00173431"/>
    </style:style>
    <style:style style:name="P61" style:family="paragraph" style:parent-style-name="Table_20_Contents">
      <style:paragraph-properties fo:text-align="start" style:justify-single-word="false"/>
      <style:text-properties fo:color="#000000" style:font-name="Liberation Mono" fo:language="es" fo:country="ES" style:text-underline-style="none" officeooo:rsid="00173431" officeooo:paragraph-rsid="00170d85"/>
    </style:style>
    <style:style style:name="P62" style:family="paragraph" style:parent-style-name="Table_20_Contents">
      <style:paragraph-properties fo:text-align="start" style:justify-single-word="false"/>
      <style:text-properties fo:color="#000000" style:font-name="Liberation Mono" fo:language="es" fo:country="ES" style:text-underline-style="none" officeooo:rsid="00173431" officeooo:paragraph-rsid="00173431"/>
    </style:style>
    <style:style style:name="P63" style:family="paragraph" style:parent-style-name="Table_20_Contents">
      <style:paragraph-properties fo:text-align="start" style:justify-single-word="false"/>
      <style:text-properties fo:color="#000000" style:font-name="Liberation Mono" fo:language="es" fo:country="ES" style:text-underline-style="none" officeooo:rsid="0014bc7a" officeooo:paragraph-rsid="0014bc7a"/>
    </style:style>
    <style:style style:name="P64" style:family="paragraph" style:parent-style-name="Table_20_Contents">
      <style:paragraph-properties fo:text-align="start" style:justify-single-word="false"/>
      <style:text-properties fo:color="#000000" style:font-name="Liberation Mono" fo:language="es" fo:country="ES" style:text-underline-style="none" officeooo:rsid="001812b1" officeooo:paragraph-rsid="001812b1"/>
    </style:style>
    <style:style style:name="P65" style:family="paragraph" style:parent-style-name="Table_20_Contents">
      <style:paragraph-properties fo:text-align="start" style:justify-single-word="false"/>
      <style:text-properties fo:color="#000000" style:font-name="Liberation Mono" fo:language="es" fo:country="ES" style:text-underline-style="none" officeooo:rsid="001812b1" officeooo:paragraph-rsid="00182d39"/>
    </style:style>
    <style:style style:name="P66" style:family="paragraph" style:parent-style-name="Table_20_Contents">
      <style:paragraph-properties fo:text-align="start" style:justify-single-word="false"/>
      <style:text-properties fo:color="#000000" style:font-name="Liberation Mono" fo:language="es" fo:country="ES" style:text-underline-style="none" officeooo:rsid="001a5e1f" officeooo:paragraph-rsid="001a5e1f"/>
    </style:style>
    <style:style style:name="P67" style:family="paragraph" style:parent-style-name="Table_20_Contents">
      <style:paragraph-properties fo:text-align="start" style:justify-single-word="false"/>
      <style:text-properties fo:color="#000000" style:font-name="Liberation Mono" fo:language="es" fo:country="ES" style:text-underline-style="none" officeooo:rsid="001b8b8a" officeooo:paragraph-rsid="001b8b8a"/>
    </style:style>
    <style:style style:name="P68" style:family="paragraph" style:parent-style-name="Table_20_Contents">
      <style:paragraph-properties fo:text-align="start" style:justify-single-word="false"/>
      <style:text-properties fo:color="#000000" style:font-name="Liberation Mono" fo:language="es" fo:country="ES" style:text-underline-style="none" officeooo:rsid="001d8187" officeooo:paragraph-rsid="001d8187"/>
    </style:style>
    <style:style style:name="P69" style:family="paragraph" style:parent-style-name="Table_20_Contents">
      <style:paragraph-properties fo:text-align="start" style:justify-single-word="false"/>
      <style:text-properties fo:color="#000000" style:font-name="Liberation Mono" fo:language="es" fo:country="ES" style:text-underline-style="none" officeooo:rsid="001d8187" officeooo:paragraph-rsid="001f65aa"/>
    </style:style>
    <style:style style:name="P70" style:family="paragraph" style:parent-style-name="Table_20_Contents">
      <style:paragraph-properties fo:text-align="start" style:justify-single-word="false"/>
      <style:text-properties fo:color="#000000" style:font-name="Liberation Mono" fo:language="es" fo:country="ES" style:text-underline-style="none" officeooo:rsid="001d8187" officeooo:paragraph-rsid="001b8b8a"/>
    </style:style>
    <style:style style:name="P71" style:family="paragraph" style:parent-style-name="Table_20_Contents">
      <style:paragraph-properties fo:text-align="start" style:justify-single-word="false"/>
      <style:text-properties fo:color="#000000" style:font-name="Liberation Mono" fo:language="es" fo:country="ES" style:text-underline-style="none" officeooo:rsid="001d8187" officeooo:paragraph-rsid="0025df21"/>
    </style:style>
    <style:style style:name="P72" style:family="paragraph" style:parent-style-name="Table_20_Contents">
      <style:paragraph-properties fo:text-align="start" style:justify-single-word="false"/>
      <style:text-properties fo:color="#000000" style:font-name="Liberation Mono" fo:language="es" fo:country="ES" style:text-underline-style="none" officeooo:rsid="00182d39" officeooo:paragraph-rsid="00182d39"/>
    </style:style>
    <style:style style:name="P73" style:family="paragraph" style:parent-style-name="Table_20_Contents">
      <style:paragraph-properties fo:text-align="start" style:justify-single-word="false"/>
      <style:text-properties fo:color="#000000" style:font-name="Liberation Mono" officeooo:rsid="001f65aa" officeooo:paragraph-rsid="00213551"/>
    </style:style>
    <style:style style:name="P74" style:family="paragraph" style:parent-style-name="Table_20_Contents">
      <style:paragraph-properties fo:text-align="start" style:justify-single-word="false"/>
      <style:text-properties fo:color="#000000" style:text-underline-style="none" officeooo:rsid="001b8b8a" officeooo:paragraph-rsid="001b8b8a"/>
    </style:style>
    <style:style style:name="P75" style:family="paragraph" style:parent-style-name="Table_20_Contents">
      <style:paragraph-properties fo:text-align="start" style:justify-single-word="false"/>
      <style:text-properties fo:color="#000000" officeooo:rsid="001f65aa" officeooo:paragraph-rsid="00213551"/>
    </style:style>
    <style:style style:name="P76" style:family="paragraph" style:parent-style-name="Table_20_Contents">
      <style:text-properties style:font-name="Liberation Mono" fo:font-size="16pt" fo:language="es" fo:country="ES" officeooo:rsid="00095b5a" officeooo:paragraph-rsid="00095b5a" style:font-size-asian="16pt" style:font-size-complex="16pt"/>
    </style:style>
    <style:style style:name="P77" style:family="paragraph" style:parent-style-name="Table_20_Contents">
      <style:paragraph-properties fo:text-align="start" style:justify-single-word="false"/>
      <style:text-properties style:font-name="Liberation Mono" fo:language="es" fo:country="ES" officeooo:rsid="000d5717" officeooo:paragraph-rsid="00095b5a"/>
    </style:style>
    <style:style style:name="P78" style:family="paragraph" style:parent-style-name="Table_20_Contents">
      <style:paragraph-properties fo:text-align="start" style:justify-single-word="false"/>
      <style:text-properties style:font-name="Liberation Mono" fo:language="es" fo:country="ES" officeooo:rsid="000d5717" officeooo:paragraph-rsid="000d5717"/>
    </style:style>
    <style:style style:name="P79" style:family="paragraph" style:parent-style-name="Table_20_Contents">
      <style:paragraph-properties fo:text-align="start" style:justify-single-word="false"/>
      <style:text-properties style:font-name="Liberation Mono" fo:language="es" fo:country="ES" officeooo:rsid="000d5717" officeooo:paragraph-rsid="000f0ed6"/>
    </style:style>
    <style:style style:name="P80" style:family="paragraph" style:parent-style-name="Table_20_Contents">
      <style:paragraph-properties fo:text-align="start" style:justify-single-word="false"/>
      <style:text-properties style:font-name="Liberation Mono" fo:language="es" fo:country="ES" officeooo:rsid="000d5717" officeooo:paragraph-rsid="000f7c59"/>
    </style:style>
    <style:style style:name="P81" style:family="paragraph" style:parent-style-name="Table_20_Contents">
      <style:paragraph-properties fo:text-align="start" style:justify-single-word="false"/>
      <style:text-properties style:font-name="Liberation Mono" fo:language="es" fo:country="ES" officeooo:rsid="000f0ed6" officeooo:paragraph-rsid="000f0ed6"/>
    </style:style>
    <style:style style:name="P82" style:family="paragraph" style:parent-style-name="Table_20_Contents">
      <style:paragraph-properties fo:text-align="center" style:justify-single-word="false"/>
      <style:text-properties style:font-name="Liberation Mono" fo:language="es" fo:country="ES" officeooo:rsid="000f0ed6" officeooo:paragraph-rsid="000f0ed6"/>
    </style:style>
    <style:style style:name="P83" style:family="paragraph" style:parent-style-name="Table_20_Contents">
      <style:paragraph-properties fo:text-align="start" style:justify-single-word="false"/>
      <style:text-properties style:font-name="Liberation Mono" fo:language="es" fo:country="ES" officeooo:rsid="000f7c59" officeooo:paragraph-rsid="000f0ed6"/>
    </style:style>
    <style:style style:name="P84" style:family="paragraph" style:parent-style-name="Table_20_Contents">
      <style:paragraph-properties fo:text-align="start" style:justify-single-word="false"/>
      <style:text-properties style:font-name="Liberation Mono" fo:language="es" fo:country="ES" officeooo:rsid="000f8669" officeooo:paragraph-rsid="000f8669"/>
    </style:style>
    <style:style style:name="P85" style:family="paragraph" style:parent-style-name="Table_20_Contents">
      <style:paragraph-properties fo:text-align="start" style:justify-single-word="false"/>
      <style:text-properties style:font-name="Liberation Mono" fo:language="es" fo:country="ES" officeooo:rsid="00130238" officeooo:paragraph-rsid="000f0ed6"/>
    </style:style>
    <style:style style:name="P86" style:family="paragraph" style:parent-style-name="Table_20_Contents">
      <style:paragraph-properties fo:text-align="start" style:justify-single-word="false"/>
      <style:text-properties fo:color="#800080" style:font-name="Liberation Mono" fo:language="es" fo:country="ES" officeooo:rsid="000d5717" officeooo:paragraph-rsid="000f7c59"/>
    </style:style>
    <style:style style:name="P87" style:family="paragraph" style:parent-style-name="Table_20_Contents">
      <style:paragraph-properties fo:text-align="center" style:justify-single-word="false"/>
      <style:text-properties officeooo:paragraph-rsid="001164af"/>
    </style:style>
    <style:style style:name="P88" style:family="paragraph" style:parent-style-name="Table_20_Contents">
      <style:text-properties officeooo:paragraph-rsid="00217670"/>
    </style:style>
    <style:style style:name="P89" style:family="paragraph" style:parent-style-name="Table_20_Contents">
      <style:paragraph-properties fo:line-height="0.2in"/>
      <style:text-properties style:font-name="Chandas" fo:language="es" fo:country="ES" officeooo:rsid="0009fc68" officeooo:paragraph-rsid="0009fc68"/>
    </style:style>
    <style:style style:name="P90" style:family="paragraph" style:parent-style-name="Table_20_Contents">
      <style:text-properties style:font-name="Chandas" fo:language="es" fo:country="ES" officeooo:rsid="0009fc68" officeooo:paragraph-rsid="00217670"/>
    </style:style>
    <style:style style:name="P91" style:family="paragraph" style:parent-style-name="Table_20_Contents">
      <style:paragraph-properties fo:line-height="0.2in" fo:text-align="center" style:justify-single-word="false"/>
      <style:text-properties style:font-name="Chandas" fo:language="es" fo:country="ES" officeooo:rsid="00260c8f" officeooo:paragraph-rsid="00260c8f"/>
    </style:style>
    <style:style style:name="P92" style:family="paragraph" style:parent-style-name="Table_20_Contents">
      <style:paragraph-properties fo:text-align="start" style:justify-single-word="false"/>
      <style:text-properties style:use-window-font-color="true" style:font-name="Liberation Mono" fo:language="es" fo:country="ES" style:text-underline-style="none" fo:font-weight="bold" officeooo:rsid="004d65b4" officeooo:paragraph-rsid="00213551" style:font-weight-asian="bold" style:font-weight-complex="bold"/>
    </style:style>
    <style:style style:name="P93" style:family="paragraph" style:parent-style-name="Table_20_Contents">
      <style:paragraph-properties fo:line-height="0.2in" fo:text-align="center" style:justify-single-word="false"/>
      <style:text-properties officeooo:paragraph-rsid="0009fc68"/>
    </style:style>
    <style:style style:name="P94" style:family="paragraph" style:parent-style-name="Standard">
      <style:paragraph-properties fo:text-align="start" style:justify-single-word="false"/>
      <style:text-properties officeooo:paragraph-rsid="001d8187"/>
    </style:style>
    <style:style style:name="P95" style:family="paragraph" style:parent-style-name="Standard">
      <style:paragraph-properties fo:text-align="justify" style:justify-single-word="false"/>
      <style:text-properties style:use-window-font-color="true" style:font-name="Liberation Mono" officeooo:rsid="004be1cd" officeooo:paragraph-rsid="00213551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Mono" fo:font-size="12pt" fo:letter-spacing="normal" fo:font-style="normal" fo:font-weight="normal" officeooo:rsid="004be1cd" officeooo:paragraph-rsid="00213551" style:font-size-asian="12pt" style:font-size-complex="12pt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Mono" fo:font-size="12pt" fo:letter-spacing="normal" fo:font-style="normal" fo:font-weight="normal" officeooo:rsid="004ec104" officeooo:paragraph-rsid="00213551" style:font-size-asian="12pt" style:font-size-complex="12pt"/>
    </style:style>
    <style:style style:name="P98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Mono" fo:font-size="12pt" fo:letter-spacing="normal" fo:font-style="normal" fo:font-weight="bold" officeooo:rsid="004be1cd" officeooo:paragraph-rsid="00213551" style:font-size-asian="12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Liberation Mono" fo:font-size="12pt" fo:letter-spacing="normal" fo:font-style="italic" fo:font-weight="normal" officeooo:rsid="004be1cd" officeooo:paragraph-rsid="00222c2f" style:font-size-asian="12pt" style:font-style-asian="italic" style:font-size-complex="12pt" style:font-style-complex="italic"/>
    </style:style>
    <style:style style:name="P100" style:family="paragraph" style:parent-style-name="Standard">
      <style:paragraph-properties fo:text-align="start" style:justify-single-word="false"/>
      <style:text-properties officeooo:paragraph-rsid="00213551"/>
    </style:style>
    <style:style style:name="P101" style:family="paragraph" style:parent-style-name="Standard">
      <style:paragraph-properties fo:text-align="start" style:justify-single-word="false"/>
      <style:text-properties officeooo:paragraph-rsid="00222c2f"/>
    </style:style>
    <style:style style:name="P102" style:family="paragraph" style:parent-style-name="Table_20_Contents">
      <style:paragraph-properties fo:text-align="start" style:justify-single-word="false"/>
      <style:text-properties fo:color="#000000" style:font-name="Liberation Mono" fo:language="es" fo:country="ES" style:text-underline-style="none" officeooo:rsid="001d8187" officeooo:paragraph-rsid="001d8187"/>
    </style:style>
    <style:style style:name="P103" style:family="paragraph" style:parent-style-name="Table_20_Contents">
      <style:paragraph-properties fo:text-align="start" style:justify-single-word="false"/>
      <style:text-properties fo:color="#000000" style:font-name="Liberation Mono" fo:language="es" fo:country="ES" style:text-underline-style="none" officeooo:rsid="0014bc7a" officeooo:paragraph-rsid="0014bc7a"/>
    </style:style>
    <style:style style:name="P104" style:family="paragraph" style:parent-style-name="Table_20_Contents">
      <style:paragraph-properties fo:text-align="start" style:justify-single-word="false"/>
      <style:text-properties fo:color="#000000" style:font-name="Liberation Mono" fo:language="es" fo:country="ES" officeooo:rsid="000f8669" officeooo:paragraph-rsid="000f0ed6"/>
    </style:style>
    <style:style style:name="P105" style:family="paragraph" style:parent-style-name="Table_20_Contents">
      <style:paragraph-properties fo:text-align="start" style:justify-single-word="false"/>
      <style:text-properties fo:color="#000000" style:font-name="Liberation Mono" fo:language="es" fo:country="ES" officeooo:rsid="000f8669" officeooo:paragraph-rsid="002c34c2"/>
    </style:style>
    <style:style style:name="P106" style:family="paragraph" style:parent-style-name="Table_20_Contents">
      <style:paragraph-properties fo:text-align="start" style:justify-single-word="false"/>
      <style:text-properties fo:color="#000000" officeooo:rsid="001f65aa" officeooo:paragraph-rsid="00213551"/>
    </style:style>
    <style:style style:name="P107" style:family="paragraph" style:parent-style-name="Table_20_Contents">
      <style:paragraph-properties fo:text-align="start" style:justify-single-word="false"/>
      <style:text-properties officeooo:paragraph-rsid="001fd898"/>
    </style:style>
    <style:style style:name="P108" style:family="paragraph" style:parent-style-name="Table_20_Contents">
      <style:paragraph-properties fo:text-align="start" style:justify-single-word="false"/>
      <style:text-properties officeooo:paragraph-rsid="0016842e"/>
    </style:style>
    <style:style style:name="P109" style:family="paragraph" style:parent-style-name="Table_20_Contents">
      <style:paragraph-properties fo:text-align="start" style:justify-single-word="false"/>
      <style:text-properties officeooo:paragraph-rsid="00170d85"/>
    </style:style>
    <style:style style:name="P110" style:family="paragraph" style:parent-style-name="Table_20_Contents">
      <style:paragraph-properties fo:text-align="start" style:justify-single-word="false"/>
      <style:text-properties officeooo:paragraph-rsid="001b8b8a"/>
    </style:style>
    <style:style style:name="P111" style:family="paragraph" style:parent-style-name="Table_20_Contents">
      <style:paragraph-properties fo:text-align="start" style:justify-single-word="false"/>
      <style:text-properties officeooo:paragraph-rsid="001f65aa"/>
    </style:style>
    <style:style style:name="P112" style:family="paragraph" style:parent-style-name="Table_20_Contents">
      <style:paragraph-properties fo:text-align="start" style:justify-single-word="false"/>
      <style:text-properties officeooo:paragraph-rsid="002ad0d5"/>
    </style:style>
    <style:style style:name="P113" style:family="paragraph" style:parent-style-name="Table_20_Contents">
      <style:paragraph-properties fo:text-align="start" style:justify-single-word="false"/>
      <style:text-properties officeooo:paragraph-rsid="000f8669"/>
    </style:style>
    <style:style style:name="P114" style:family="paragraph" style:parent-style-name="Table_20_Contents">
      <style:paragraph-properties fo:text-align="start" style:justify-single-word="false"/>
      <style:text-properties officeooo:paragraph-rsid="00130238"/>
    </style:style>
    <style:style style:name="P115" style:family="paragraph" style:parent-style-name="Table_20_Contents">
      <style:paragraph-properties fo:text-align="start" style:justify-single-word="false"/>
      <style:text-properties officeooo:paragraph-rsid="0014bc7a"/>
    </style:style>
    <style:style style:name="P116" style:family="paragraph" style:parent-style-name="Table_20_Contents">
      <style:paragraph-properties fo:text-align="start" style:justify-single-word="false"/>
      <style:text-properties officeooo:paragraph-rsid="002f9f25"/>
    </style:style>
    <style:style style:name="P117" style:family="paragraph" style:parent-style-name="Table_20_Contents">
      <style:paragraph-properties fo:text-align="start" style:justify-single-word="false"/>
      <style:text-properties officeooo:paragraph-rsid="001a5e1f"/>
    </style:style>
    <style:style style:name="P118" style:family="paragraph" style:parent-style-name="Table_20_Contents">
      <style:paragraph-properties fo:text-align="start" style:justify-single-word="false"/>
      <style:text-properties officeooo:paragraph-rsid="0031e0a6"/>
    </style:style>
    <style:style style:name="P119" style:family="paragraph" style:parent-style-name="Table_20_Contents">
      <style:paragraph-properties fo:text-align="start" style:justify-single-word="false"/>
      <style:text-properties fo:color="#bf0041" officeooo:paragraph-rsid="00274682"/>
    </style:style>
    <style:style style:name="P120" style:family="paragraph" style:parent-style-name="Table_20_Contents">
      <style:paragraph-properties fo:text-align="start" style:justify-single-word="false"/>
      <style:text-properties fo:color="#bf0041" officeooo:paragraph-rsid="001b8b8a"/>
    </style:style>
    <style:style style:name="P121" style:family="paragraph" style:parent-style-name="Table_20_Contents">
      <style:paragraph-properties fo:text-align="start" style:justify-single-word="false"/>
      <style:text-properties fo:color="#bf0041" style:font-name="Liberation Mono" fo:language="es" fo:country="ES" style:text-underline-style="none" officeooo:rsid="001d8187" officeooo:paragraph-rsid="002f9f25"/>
    </style:style>
    <style:style style:name="P122" style:family="paragraph" style:parent-style-name="Table_20_Contents">
      <style:paragraph-properties fo:text-align="center" style:justify-single-word="false"/>
      <style:text-properties style:text-line-through-style="none" style:text-line-through-type="none" fo:language="es" fo:country="ES" style:text-underline-style="solid" style:text-underline-width="auto" style:text-underline-color="font-color" fo:font-weight="bold" officeooo:rsid="00095b5a" officeooo:paragraph-rsid="00095b5a" style:font-weight-asian="bold" style:font-weight-complex="bold"/>
    </style:style>
    <style:style style:name="P123" style:family="paragraph" style:parent-style-name="Table_20_Contents">
      <style:text-properties fo:language="es" fo:country="ES" officeooo:paragraph-rsid="000badab"/>
    </style:style>
    <style:style style:name="P124" style:family="paragraph" style:parent-style-name="Table_20_Contents">
      <style:paragraph-properties fo:text-align="start" style:justify-single-word="false"/>
      <style:text-properties fo:color="#800080" style:font-name="Liberation Mono" fo:language="es" fo:country="ES" officeooo:rsid="000d5717" officeooo:paragraph-rsid="000f7c59"/>
    </style:style>
    <style:style style:name="P125" style:family="paragraph" style:parent-style-name="Table_20_Contents">
      <style:paragraph-properties fo:line-height="0.2in"/>
      <style:text-properties style:font-name="Chandas" fo:language="es" fo:country="ES" officeooo:rsid="0009fc68" officeooo:paragraph-rsid="0009fc68"/>
    </style:style>
    <style:style style:name="P126" style:family="paragraph" style:parent-style-name="Table_20_Contents">
      <style:paragraph-properties fo:line-height="0.2in" fo:text-align="center" style:justify-single-word="false"/>
      <style:text-properties style:font-name="Chandas" fo:language="es" fo:country="ES" officeooo:rsid="0009fc68" officeooo:paragraph-rsid="0009fc68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Liberation Mono" officeooo:rsid="000d5717"/>
    </style:style>
    <style:style style:name="T4" style:family="text">
      <style:text-properties style:font-name="Liberation Mono" fo:language="es" fo:country="ES"/>
    </style:style>
    <style:style style:name="T5" style:family="text">
      <style:text-properties style:font-name="Liberation Mono" fo:language="es" fo:country="ES" officeooo:rsid="000d5717"/>
    </style:style>
    <style:style style:name="T6" style:family="text">
      <style:text-properties style:font-name="Liberation Mono" fo:language="es" fo:country="ES" officeooo:rsid="000f0ed6"/>
    </style:style>
    <style:style style:name="T7" style:family="text">
      <style:text-properties style:font-name="Liberation Mono" fo:language="es" fo:country="ES" officeooo:rsid="000f7c59"/>
    </style:style>
    <style:style style:name="T8" style:family="text">
      <style:text-properties style:font-name="Liberation Mono" fo:language="es" fo:country="ES" officeooo:rsid="001164af"/>
    </style:style>
    <style:style style:name="T9" style:family="text">
      <style:text-properties style:font-name="Liberation Mono" fo:language="es" fo:country="ES" officeooo:rsid="001d8187"/>
    </style:style>
    <style:style style:name="T10" style:family="text">
      <style:text-properties style:font-name="Liberation Mono" fo:language="es" fo:country="ES" style:text-underline-style="none"/>
    </style:style>
    <style:style style:name="T11" style:family="text">
      <style:text-properties style:font-name="Liberation Mono" fo:language="es" fo:country="ES" style:text-underline-style="none" officeooo:rsid="00170d85"/>
    </style:style>
    <style:style style:name="T12" style:family="text">
      <style:text-properties style:font-name="Liberation Mono" fo:language="es" fo:country="ES" style:text-underline-style="none" officeooo:rsid="000f8669"/>
    </style:style>
    <style:style style:name="T13" style:family="text">
      <style:text-properties style:font-name="Liberation Mono" fo:language="es" fo:country="ES" style:text-underline-style="none" officeooo:rsid="00274682"/>
    </style:style>
    <style:style style:name="T14" style:family="text">
      <style:text-properties style:font-name="Liberation Mono" fo:language="es" fo:country="ES" style:text-underline-style="none" officeooo:rsid="001b8b8a"/>
    </style:style>
    <style:style style:name="T15" style:family="text">
      <style:text-properties style:font-name="Liberation Mono" fo:language="es" fo:country="ES" officeooo:rsid="00238431"/>
    </style:style>
    <style:style style:name="T16" style:family="text">
      <style:text-properties style:font-name="Liberation Mono" fo:language="es" fo:country="ES" officeooo:rsid="000f8669"/>
    </style:style>
    <style:style style:name="T17" style:family="text">
      <style:text-properties style:font-name="Liberation Mono" fo:language="es" fo:country="ES" officeooo:rsid="00130238"/>
    </style:style>
    <style:style style:name="T18" style:family="text">
      <style:text-properties style:font-name="Liberation Mono" fo:language="es" fo:country="ES" officeooo:rsid="0014bc7a"/>
    </style:style>
    <style:style style:name="T19" style:family="text">
      <style:text-properties style:font-name="Liberation Mono" fo:language="es" fo:country="ES" officeooo:rsid="0025df21"/>
    </style:style>
    <style:style style:name="T20" style:family="text">
      <style:text-properties style:font-name="Liberation Mono" fo:language="es" fo:country="ES" officeooo:rsid="00260c8f"/>
    </style:style>
    <style:style style:name="T21" style:family="text">
      <style:text-properties style:font-name="Liberation Mono" fo:language="es" fo:country="ES" officeooo:rsid="002ad0d5"/>
    </style:style>
    <style:style style:name="T22" style:family="text">
      <style:text-properties style:font-name="Liberation Mono" officeooo:rsid="000f0ed6"/>
    </style:style>
    <style:style style:name="T23" style:family="text">
      <style:text-properties style:font-name="Liberation Mono" officeooo:rsid="000f7c59"/>
    </style:style>
    <style:style style:name="T24" style:family="text">
      <style:text-properties style:font-name="Liberation Mono" officeooo:rsid="000f8669"/>
    </style:style>
    <style:style style:name="T25" style:family="text">
      <style:text-properties style:font-name="Liberation Mono" officeooo:rsid="00130238"/>
    </style:style>
    <style:style style:name="T26" style:family="text">
      <style:text-properties style:font-name="Liberation Mono" officeooo:rsid="0016842e"/>
    </style:style>
    <style:style style:name="T27" style:family="text">
      <style:text-properties style:font-name="Liberation Mono" officeooo:rsid="00170d85"/>
    </style:style>
    <style:style style:name="T28" style:family="text">
      <style:text-properties style:font-name="Liberation Mono" officeooo:rsid="00173431"/>
    </style:style>
    <style:style style:name="T29" style:family="text">
      <style:text-properties style:font-name="Liberation Mono" officeooo:rsid="00238431"/>
    </style:style>
    <style:style style:name="T30" style:family="text">
      <style:text-properties style:text-underline-style="none"/>
    </style:style>
    <style:style style:name="T31" style:family="text">
      <style:text-properties style:text-line-through-style="none" style:text-line-through-type="none" style:font-name="Liberation Mono" fo:language="es" fo:country="ES" style:text-underline-style="none" fo:font-weight="normal" officeooo:rsid="000badab" style:font-weight-asian="normal" style:font-weight-complex="normal"/>
    </style:style>
    <style:style style:name="T32" style:family="text">
      <style:text-properties style:text-line-through-style="none" style:text-line-through-type="none" style:font-name="Liberation Mono" fo:language="es" fo:country="ES" style:text-underline-style="none" fo:font-weight="normal" officeooo:rsid="000f0ed6" style:font-weight-asian="normal" style:font-weight-complex="normal"/>
    </style:style>
    <style:style style:name="T33" style:family="text">
      <style:text-properties style:text-line-through-style="none" style:text-line-through-type="none" style:font-name="Liberation Mono" fo:language="es" fo:country="ES" style:text-underline-style="none" fo:font-weight="normal" officeooo:rsid="00238431" style:font-weight-asian="normal" style:font-weight-complex="normal"/>
    </style:style>
    <style:style style:name="T34" style:family="text">
      <style:text-properties style:text-line-through-style="none" style:text-line-through-type="none" style:font-name="Liberation Mono" fo:language="es" fo:country="ES" fo:font-style="normal" style:text-underline-style="none" fo:font-weight="normal" officeooo:rsid="000badab" style:font-style-asian="normal" style:font-weight-asian="normal" style:font-style-complex="normal" style:font-weight-complex="normal"/>
    </style:style>
    <style:style style:name="T35" style:family="text">
      <style:text-properties style:text-line-through-style="none" style:text-line-through-type="none" style:font-name="Liberation Mono" fo:language="es" fo:country="ES" fo:font-style="normal" style:text-underline-style="none" fo:font-weight="normal" officeooo:rsid="000d3fcb" style:font-style-asian="normal" style:font-weight-asian="normal" style:font-style-complex="normal" style:font-weight-complex="normal"/>
    </style:style>
    <style:style style:name="T36" style:family="text">
      <style:text-properties style:text-line-through-style="none" style:text-line-through-type="none" style:font-name="Liberation Mono" fo:language="es" fo:country="ES" fo:font-style="normal" style:text-underline-style="none" fo:font-weight="normal" officeooo:rsid="000d5717" style:font-style-asian="normal" style:font-weight-asian="normal" style:font-style-complex="normal" style:font-weight-complex="normal"/>
    </style:style>
    <style:style style:name="T37" style:family="text">
      <style:text-properties style:text-line-through-style="none" style:text-line-through-type="none" style:font-name="Liberation Mono" fo:language="es" fo:country="ES" fo:font-style="normal" style:text-underline-style="none" fo:font-weight="normal" officeooo:rsid="000f7c59" style:font-style-asian="normal" style:font-weight-asian="normal" style:font-style-complex="normal" style:font-weight-complex="normal"/>
    </style:style>
    <style:style style:name="T38" style:family="text">
      <style:text-properties style:text-line-through-style="none" style:text-line-through-type="none" style:font-name="Liberation Mono" fo:language="es" fo:country="ES" fo:font-style="normal" style:text-underline-style="none" fo:font-weight="normal" officeooo:rsid="00238431" style:font-style-asian="normal" style:font-weight-asian="normal" style:font-style-complex="normal" style:font-weight-complex="normal"/>
    </style:style>
    <style:style style:name="T39" style:family="text">
      <style:text-properties style:text-line-through-style="none" style:text-line-through-type="none" style:font-name="Liberation Mono" fo:language="es" fo:country="ES" fo:font-style="italic" style:text-underline-style="none" fo:font-weight="normal" officeooo:rsid="000badab" style:font-style-asian="italic" style:font-weight-asian="normal" style:font-style-complex="italic" style:font-weight-complex="normal"/>
    </style:style>
    <style:style style:name="T40" style:family="text">
      <style:text-properties style:text-line-through-style="none" style:text-line-through-type="none" style:font-name="Liberation Mono" fo:language="es" fo:country="ES" fo:font-style="italic" style:text-underline-style="none" fo:font-weight="normal" officeooo:rsid="000d5717" style:font-style-asian="italic" style:font-weight-asian="normal" style:font-style-complex="italic" style:font-weight-complex="normal"/>
    </style:style>
    <style:style style:name="T41" style:family="text">
      <style:text-properties style:text-line-through-style="none" style:text-line-through-type="none" style:font-name="Liberation Mono" fo:language="es" fo:country="ES" fo:font-style="italic" style:text-underline-style="none" fo:font-weight="normal" officeooo:rsid="000f0ed6" style:font-style-asian="italic" style:font-weight-asian="normal" style:font-style-complex="italic" style:font-weight-complex="normal"/>
    </style:style>
    <style:style style:name="T42" style:family="text">
      <style:text-properties style:text-line-through-style="none" style:text-line-through-type="none" style:font-name="Liberation Mono" fo:font-style="normal" style:text-underline-style="none" fo:font-weight="normal" style:font-style-asian="normal" style:font-weight-asian="normal" style:font-style-complex="normal" style:font-weight-complex="normal"/>
    </style:style>
    <style:style style:name="T43" style:family="text">
      <style:text-properties style:text-line-through-style="none" style:text-line-through-type="none" style:font-name="Liberation Mono" fo:font-style="normal" style:text-underline-style="none" fo:font-weight="normal" officeooo:rsid="000badab" style:font-style-asian="normal" style:font-weight-asian="normal" style:font-style-complex="normal" style:font-weight-complex="normal"/>
    </style:style>
    <style:style style:name="T44" style:family="text">
      <style:text-properties style:text-line-through-style="none" style:text-line-through-type="none" style:font-name="Liberation Mono" fo:font-style="normal" style:text-underline-style="none" fo:font-weight="normal" officeooo:rsid="000f0ed6" style:font-style-asian="normal" style:font-weight-asian="normal" style:font-style-complex="normal" style:font-weight-complex="normal"/>
    </style:style>
    <style:style style:name="T45" style:family="text">
      <style:text-properties style:text-line-through-style="none" style:text-line-through-type="none" style:font-name="Liberation Mono" fo:font-style="normal" style:text-underline-style="none" fo:font-weight="normal" officeooo:rsid="000f7c59" style:font-style-asian="normal" style:font-weight-asian="normal" style:font-style-complex="normal" style:font-weight-complex="normal"/>
    </style:style>
    <style:style style:name="T46" style:family="text">
      <style:text-properties style:text-line-through-style="none" style:text-line-through-type="none" style:font-name="Liberation Mono" fo:font-style="italic" style:text-underline-style="none" fo:font-weight="normal" officeooo:rsid="000badab" style:font-style-asian="italic" style:font-weight-asian="normal" style:font-style-complex="italic" style:font-weight-complex="normal"/>
    </style:style>
    <style:style style:name="T47" style:family="text">
      <style:text-properties style:text-line-through-style="none" style:text-line-through-type="none" style:font-name="Liberation Mono" style:text-underline-style="solid" style:text-underline-width="auto" style:text-underline-color="font-color"/>
    </style:style>
    <style:style style:name="T48" style:family="text">
      <style:text-properties fo:color="#800080" style:text-line-through-style="none" style:text-line-through-type="none" style:font-name="Liberation Mono" fo:language="es" fo:country="ES" fo:font-style="normal" style:text-underline-style="none" fo:font-weight="normal" officeooo:rsid="000d5717" style:font-style-asian="normal" style:font-weight-asian="normal" style:font-style-complex="normal" style:font-weight-complex="normal"/>
    </style:style>
    <style:style style:name="T49" style:family="text">
      <style:text-properties fo:color="#bf0041"/>
    </style:style>
    <style:style style:name="T50" style:family="text">
      <style:text-properties fo:color="#bf0041" style:text-line-through-style="none" style:text-line-through-type="none" style:font-name="Liberation Mono" fo:language="es" fo:country="ES" fo:font-style="normal" style:text-underline-style="none" fo:font-weight="normal" officeooo:rsid="000f0ed6" style:font-style-asian="normal" style:font-weight-asian="normal" style:font-style-complex="normal" style:font-weight-complex="normal"/>
    </style:style>
    <style:style style:name="T51" style:family="text">
      <style:text-properties fo:color="#bf0041" style:text-line-through-style="none" style:text-line-through-type="none" style:font-name="Liberation Mono" fo:language="es" fo:country="ES" fo:font-style="normal" style:text-underline-style="none" fo:font-weight="normal" officeooo:rsid="000f7c59" style:font-style-asian="normal" style:font-weight-asian="normal" style:font-style-complex="normal" style:font-weight-complex="normal"/>
    </style:style>
    <style:style style:name="T52" style:family="text">
      <style:text-properties fo:color="#bf0041" style:text-line-through-style="none" style:text-line-through-type="none" style:font-name="Liberation Mono" fo:language="es" fo:country="ES" fo:font-style="normal" style:text-underline-style="none" fo:font-weight="normal" officeooo:rsid="000d3fcb" style:font-style-asian="normal" style:font-weight-asian="normal" style:font-style-complex="normal" style:font-weight-complex="normal"/>
    </style:style>
    <style:style style:name="T53" style:family="text">
      <style:text-properties fo:color="#bf0041" style:text-line-through-style="none" style:text-line-through-type="none" style:font-name="Liberation Mono" fo:language="es" fo:country="ES" fo:font-style="normal" style:text-underline-style="none" fo:font-weight="normal" officeooo:rsid="00238431" style:font-style-asian="normal" style:font-weight-asian="normal" style:font-style-complex="normal" style:font-weight-complex="normal"/>
    </style:style>
    <style:style style:name="T54" style:family="text">
      <style:text-properties fo:color="#bf0041" style:font-name="Liberation Mono" fo:language="es" fo:country="ES"/>
    </style:style>
    <style:style style:name="T55" style:family="text">
      <style:text-properties fo:color="#bf0041" style:font-name="Liberation Mono" fo:language="es" fo:country="ES" officeooo:rsid="000f0ed6"/>
    </style:style>
    <style:style style:name="T56" style:family="text">
      <style:text-properties fo:color="#bf0041" style:font-name="Liberation Mono" fo:language="es" fo:country="ES" style:text-underline-style="none"/>
    </style:style>
    <style:style style:name="T57" style:family="text">
      <style:text-properties fo:color="#bf0041" style:font-name="Liberation Mono" fo:language="es" fo:country="ES" style:text-underline-style="none" officeooo:rsid="0016842e"/>
    </style:style>
    <style:style style:name="T58" style:family="text">
      <style:text-properties fo:color="#bf0041" style:font-name="Liberation Mono" fo:language="es" fo:country="ES" style:text-underline-style="none" officeooo:rsid="000f8669"/>
    </style:style>
    <style:style style:name="T59" style:family="text">
      <style:text-properties fo:color="#bf0041" style:font-name="Liberation Mono" fo:language="es" fo:country="ES" style:text-underline-style="none" officeooo:rsid="00170d85"/>
    </style:style>
    <style:style style:name="T60" style:family="text">
      <style:text-properties fo:color="#bf0041" style:font-name="Liberation Mono" fo:language="es" fo:country="ES" style:text-underline-style="none" officeooo:rsid="001b8b8a"/>
    </style:style>
    <style:style style:name="T61" style:family="text">
      <style:text-properties fo:color="#bf0041" style:font-name="Liberation Mono" fo:language="es" fo:country="ES" style:text-underline-style="none" officeooo:rsid="001d8187"/>
    </style:style>
    <style:style style:name="T62" style:family="text">
      <style:text-properties fo:color="#bf0041" style:font-name="Liberation Mono" fo:language="es" fo:country="ES" style:text-underline-style="none" officeooo:rsid="001f65aa"/>
    </style:style>
    <style:style style:name="T63" style:family="text">
      <style:text-properties fo:color="#bf0041" style:font-name="Liberation Mono" fo:language="es" fo:country="ES" style:text-underline-style="none" officeooo:rsid="00248ae9"/>
    </style:style>
    <style:style style:name="T64" style:family="text">
      <style:text-properties fo:color="#bf0041" style:font-name="Liberation Mono" fo:language="es" fo:country="ES" style:text-underline-style="none" officeooo:rsid="0025df21"/>
    </style:style>
    <style:style style:name="T65" style:family="text">
      <style:text-properties fo:color="#bf0041" style:font-name="Liberation Mono" fo:language="es" fo:country="ES" style:text-underline-style="none" officeooo:rsid="00274682"/>
    </style:style>
    <style:style style:name="T66" style:family="text">
      <style:text-properties fo:color="#bf0041" style:font-name="Liberation Mono" fo:language="es" fo:country="ES" style:text-underline-style="none" officeooo:rsid="0027989d"/>
    </style:style>
    <style:style style:name="T67" style:family="text">
      <style:text-properties fo:color="#bf0041" style:font-name="Liberation Mono" fo:language="es" fo:country="ES" style:text-underline-style="none" officeooo:rsid="002f9f25"/>
    </style:style>
    <style:style style:name="T68" style:family="text">
      <style:text-properties fo:color="#bf0041" style:font-name="Liberation Mono" fo:language="es" fo:country="ES" style:text-underline-style="none" officeooo:rsid="001fd898"/>
    </style:style>
    <style:style style:name="T69" style:family="text">
      <style:text-properties fo:color="#bf0041" style:font-name="Liberation Mono" fo:language="es" fo:country="ES" style:text-underline-style="none" officeooo:rsid="0030f459"/>
    </style:style>
    <style:style style:name="T70" style:family="text">
      <style:text-properties fo:color="#bf0041" style:font-name="Liberation Mono" fo:language="es" fo:country="ES" officeooo:rsid="001d8187"/>
    </style:style>
    <style:style style:name="T71" style:family="text">
      <style:text-properties fo:color="#bf0041" style:font-name="Liberation Mono" fo:language="es" fo:country="ES" officeooo:rsid="000f8669"/>
    </style:style>
    <style:style style:name="T72" style:family="text">
      <style:text-properties fo:color="#bf0041" style:font-name="Liberation Mono" fo:language="es" fo:country="ES" officeooo:rsid="00238431"/>
    </style:style>
    <style:style style:name="T73" style:family="text">
      <style:text-properties fo:color="#bf0041" style:font-name="Liberation Mono" fo:language="es" fo:country="ES" officeooo:rsid="0014bc7a"/>
    </style:style>
    <style:style style:name="T74" style:family="text">
      <style:text-properties fo:color="#bf0041" style:font-name="Liberation Mono" fo:language="es" fo:country="ES" officeooo:rsid="002ad0d5"/>
    </style:style>
    <style:style style:name="T75" style:family="text">
      <style:text-properties fo:color="#bf0041" style:font-name="Liberation Mono" fo:language="es" fo:country="ES" officeooo:rsid="002b5476"/>
    </style:style>
    <style:style style:name="T76" style:family="text">
      <style:text-properties fo:color="#bf0041" style:font-name="Liberation Mono" officeooo:rsid="00173431"/>
    </style:style>
    <style:style style:name="T77" style:family="text">
      <style:text-properties fo:color="#bf0041" officeooo:rsid="001963ea"/>
    </style:style>
    <style:style style:name="T78" style:family="text">
      <style:text-properties fo:color="#bf0041" officeooo:rsid="002b5476"/>
    </style:style>
    <style:style style:name="T79" style:family="text">
      <style:text-properties fo:color="#bf0041" officeooo:rsid="0014bc7a"/>
    </style:style>
    <style:style style:name="T80" style:family="text">
      <style:text-properties fo:color="#bf0041" officeooo:rsid="00182d39"/>
    </style:style>
    <style:style style:name="T81" style:family="text">
      <style:text-properties fo:color="#000000" style:font-name="Liberation Mono" officeooo:rsid="000f8669"/>
    </style:style>
    <style:style style:name="T82" style:family="text">
      <style:text-properties fo:color="#000000" style:font-name="Liberation Mono" fo:language="es" fo:country="ES" officeooo:rsid="000f8669"/>
    </style:style>
    <style:style style:name="T83" style:family="text">
      <style:text-properties fo:color="#000000" style:font-name="Liberation Mono" fo:language="es" fo:country="ES" officeooo:rsid="0014bc7a"/>
    </style:style>
    <style:style style:name="T84" style:family="text">
      <style:text-properties fo:color="#000000" style:font-name="Liberation Mono" fo:language="es" fo:country="ES" style:text-underline-style="none" officeooo:rsid="000f8669"/>
    </style:style>
    <style:style style:name="T85" style:family="text">
      <style:text-properties fo:color="#000000" style:font-name="Liberation Mono" fo:language="es" fo:country="ES" style:text-underline-style="none" officeooo:rsid="0016842e"/>
    </style:style>
    <style:style style:name="T86" style:family="text">
      <style:text-properties fo:color="#000000" style:font-name="Liberation Mono" fo:language="es" fo:country="ES" style:text-underline-style="none" officeooo:rsid="00170d85"/>
    </style:style>
    <style:style style:name="T87" style:family="text">
      <style:text-properties fo:color="#000000" style:font-name="Liberation Mono" fo:language="es" fo:country="ES" style:text-underline-style="none" officeooo:rsid="00173431"/>
    </style:style>
    <style:style style:name="T88" style:family="text">
      <style:text-properties fo:color="#000000" style:font-name="Liberation Mono" fo:language="es" fo:country="ES" style:text-underline-style="none" officeooo:rsid="00182d39"/>
    </style:style>
    <style:style style:name="T89" style:family="text">
      <style:text-properties fo:color="#000000" style:font-name="Liberation Mono" fo:language="es" fo:country="ES" style:text-underline-style="none" officeooo:rsid="001812b1"/>
    </style:style>
    <style:style style:name="T90" style:family="text">
      <style:text-properties fo:color="#000000" style:font-name="Liberation Mono" fo:language="es" fo:country="ES" style:text-underline-style="none" officeooo:rsid="001b8b8a"/>
    </style:style>
    <style:style style:name="T91" style:family="text">
      <style:text-properties fo:color="#000000" style:font-name="Liberation Mono" fo:language="es" fo:country="ES" style:text-underline-style="none" officeooo:rsid="001d8187"/>
    </style:style>
    <style:style style:name="T92" style:family="text">
      <style:text-properties fo:color="#000000" style:font-name="Liberation Mono" fo:language="es" fo:country="ES" style:text-underline-style="none" officeooo:rsid="001f65aa"/>
    </style:style>
    <style:style style:name="T93" style:family="text">
      <style:text-properties fo:color="#000000" style:font-name="Liberation Mono" fo:language="es" fo:country="ES" style:text-underline-style="none" officeooo:rsid="001fd898"/>
    </style:style>
    <style:style style:name="T94" style:family="text">
      <style:text-properties fo:color="#000000" style:font-name="Liberation Mono" fo:language="es" fo:country="ES" style:text-underline-style="none" officeooo:rsid="00248ae9"/>
    </style:style>
    <style:style style:name="T95" style:family="text">
      <style:text-properties fo:color="#000000" style:font-name="Liberation Mono" fo:language="es" fo:country="ES" style:text-underline-style="none" officeooo:rsid="0014bc7a"/>
    </style:style>
    <style:style style:name="T96" style:family="text">
      <style:text-properties fo:color="#000000" style:font-name="Liberation Mono" fo:language="es" fo:country="ES" style:text-underline-style="none" officeooo:rsid="0025df21"/>
    </style:style>
    <style:style style:name="T97" style:family="text">
      <style:text-properties fo:color="#000000" style:font-name="Liberation Mono" fo:language="es" fo:country="ES" style:text-underline-style="none" officeooo:rsid="00260c8f"/>
    </style:style>
    <style:style style:name="T98" style:family="text">
      <style:text-properties fo:color="#000000" style:font-name="Liberation Mono" fo:language="es" fo:country="ES" style:text-underline-style="none" officeooo:rsid="00274682"/>
    </style:style>
    <style:style style:name="T99" style:family="text">
      <style:text-properties fo:color="#000000" style:font-name="Liberation Mono" fo:language="es" fo:country="ES" style:text-underline-style="none" officeooo:rsid="0027e05d"/>
    </style:style>
    <style:style style:name="T100" style:family="text">
      <style:text-properties fo:color="#000000" style:font-name="Liberation Mono" fo:language="es" fo:country="ES" style:text-underline-style="none" officeooo:rsid="002f9f25"/>
    </style:style>
    <style:style style:name="T101" style:family="text">
      <style:text-properties fo:color="#000000" style:font-name="Liberation Mono" fo:language="es" fo:country="ES" style:text-underline-style="none" officeooo:rsid="001a5e1f"/>
    </style:style>
    <style:style style:name="T102" style:family="text">
      <style:text-properties fo:color="#000000" style:font-name="Liberation Mono" fo:language="es" fo:country="ES" style:text-underline-style="none" officeooo:rsid="0030f459"/>
    </style:style>
    <style:style style:name="T103" style:family="text">
      <style:text-properties fo:color="#000000" style:font-name="Liberation Mono" fo:language="es" fo:country="ES" style:text-underline-style="none" officeooo:rsid="0031e0a6"/>
    </style:style>
    <style:style style:name="T104" style:family="text">
      <style:text-properties fo:color="#000000" style:font-name="Liberation Mono" fo:language="es" fo:country="ES" style:text-underline-style="solid" style:text-underline-width="auto" style:text-underline-color="font-color" officeooo:rsid="000f8669"/>
    </style:style>
    <style:style style:name="T105" style:family="text">
      <style:text-properties fo:color="#000000" style:font-name="Liberation Mono" fo:language="es" fo:country="ES" style:text-underline-style="solid" style:text-underline-width="auto" style:text-underline-color="font-color" officeooo:rsid="00130238"/>
    </style:style>
    <style:style style:name="T106" style:family="text">
      <style:text-properties fo:color="#000000" style:font-name="Liberation Mono" fo:language="es" fo:country="ES" style:text-underline-style="solid" style:text-underline-width="auto" style:text-underline-color="font-color" officeooo:rsid="001164af"/>
    </style:style>
    <style:style style:name="T107" style:family="text">
      <style:text-properties fo:color="#000000" style:font-name="Liberation Mono" fo:language="es" fo:country="ES" style:text-underline-style="solid" style:text-underline-width="auto" style:text-underline-color="font-color" officeooo:rsid="00213551"/>
    </style:style>
    <style:style style:name="T108" style:family="text">
      <style:text-properties fo:color="#000000" style:font-name="Liberation Mono" fo:language="es" fo:country="ES" officeooo:rsid="00170d85"/>
    </style:style>
    <style:style style:name="T109" style:family="text">
      <style:text-properties fo:color="#000000" style:font-name="Liberation Mono" fo:language="es" fo:country="ES" officeooo:rsid="00238431"/>
    </style:style>
    <style:style style:name="T110" style:family="text">
      <style:text-properties fo:color="#000000" style:font-name="Liberation Mono" fo:language="es" fo:country="ES" officeooo:rsid="00260c8f"/>
    </style:style>
    <style:style style:name="T111" style:family="text">
      <style:text-properties fo:color="#000000" style:font-name="Liberation Mono" fo:language="es" fo:country="ES" officeooo:rsid="00130238"/>
    </style:style>
    <style:style style:name="T112" style:family="text">
      <style:text-properties fo:color="#000000" style:font-name="Liberation Mono" fo:language="es" fo:country="ES" officeooo:rsid="002c34c2"/>
    </style:style>
    <style:style style:name="T113" style:family="text">
      <style:text-properties officeooo:rsid="00182d39"/>
    </style:style>
    <style:style style:name="T114" style:family="text">
      <style:text-properties officeooo:rsid="001a5e1f"/>
    </style:style>
    <style:style style:name="T115" style:family="text">
      <style:text-properties officeooo:rsid="001b8b8a"/>
    </style:style>
    <style:style style:name="T116" style:family="text">
      <style:text-properties officeooo:rsid="001f65aa"/>
    </style:style>
    <style:style style:name="T117" style:family="text">
      <style:text-properties fo:font-variant="normal" fo:text-transform="none" style:use-window-font-color="true" style:font-name="Liberation Mono" fo:font-size="12pt" fo:letter-spacing="normal" fo:language="es" fo:country="ES" fo:font-style="normal" style:text-underline-style="none" fo:font-weight="normal" officeooo:rsid="004be1cd" style:font-size-asian="12pt" style:font-style-asian="normal" style:font-size-complex="12pt" style:font-style-complex="normal"/>
    </style:style>
    <style:style style:name="T118" style:family="text">
      <style:text-properties fo:font-variant="normal" fo:text-transform="none" style:use-window-font-color="true" style:font-name="Liberation Mono" fo:font-size="12pt" fo:letter-spacing="normal" fo:language="es" fo:country="ES" fo:font-style="normal" style:text-underline-style="none" fo:font-weight="normal" officeooo:rsid="004be1cd" style:font-size-asian="12pt" style:font-size-complex="12pt"/>
    </style:style>
    <style:style style:name="T119" style:family="text">
      <style:text-properties fo:font-variant="normal" fo:text-transform="none" style:use-window-font-color="true" style:font-name="Liberation Mono" fo:font-size="12pt" fo:letter-spacing="normal" fo:language="es" fo:country="ES" fo:font-style="normal" style:text-underline-style="none" fo:font-weight="normal" officeooo:rsid="00213551" style:font-size-asian="12pt" style:font-size-complex="12pt"/>
    </style:style>
    <style:style style:name="T120" style:family="text">
      <style:text-properties fo:font-variant="normal" fo:text-transform="none" style:use-window-font-color="true" style:font-name="Liberation Mono" fo:font-size="12pt" fo:letter-spacing="normal" fo:language="es" fo:country="ES" fo:font-style="normal" style:text-underline-style="none" fo:font-weight="normal" officeooo:rsid="00222c2f" style:font-size-asian="12pt" style:font-size-complex="12pt"/>
    </style:style>
    <style:style style:name="T121" style:family="text">
      <style:text-properties fo:font-variant="normal" fo:text-transform="none" style:use-window-font-color="true" style:font-name="Liberation Mono" fo:font-size="12pt" fo:letter-spacing="normal" fo:language="es" fo:country="ES" fo:font-style="normal" style:text-underline-style="none" fo:font-weight="normal" officeooo:rsid="002671da" style:font-size-asian="12pt" style:font-size-complex="12pt"/>
    </style:style>
    <style:style style:name="T122" style:family="text">
      <style:text-properties fo:font-variant="normal" fo:text-transform="none" style:use-window-font-color="true" style:font-name="Liberation Mono" fo:font-size="12pt" fo:letter-spacing="normal" fo:language="es" fo:country="ES" fo:font-style="italic" style:text-underline-style="none" fo:font-weight="normal" officeooo:rsid="004be1cd" style:font-size-asian="12pt" style:font-style-asian="italic" style:font-size-complex="12pt" style:font-style-complex="italic"/>
    </style:style>
    <style:style style:name="T123" style:family="text">
      <style:text-properties fo:font-variant="normal" fo:text-transform="none" style:use-window-font-color="true" style:font-name="Liberation Mono" fo:font-size="12pt" fo:letter-spacing="normal" fo:font-style="normal" fo:font-weight="normal" officeooo:rsid="004be1cd" style:font-size-asian="12pt" style:font-weight-asian="bold" style:font-size-complex="12pt" style:font-weight-complex="bold"/>
    </style:style>
    <style:style style:name="T124" style:family="text">
      <style:text-properties fo:font-variant="normal" fo:text-transform="none" style:use-window-font-color="true" style:font-name="Liberation Mono" fo:font-size="12pt" fo:letter-spacing="normal" fo:font-style="normal" fo:font-weight="normal" officeooo:rsid="004ec104" style:font-size-asian="12pt" style:font-weight-asian="bold" style:font-size-complex="12pt" style:font-weight-complex="bold"/>
    </style:style>
    <style:style style:name="T125" style:family="text">
      <style:text-properties fo:font-variant="normal" fo:text-transform="none" style:use-window-font-color="true" style:font-name="Liberation Mono" fo:font-size="12pt" fo:letter-spacing="normal" fo:font-style="normal" fo:font-weight="normal" officeooo:rsid="004be1cd" style:font-size-asian="12pt" style:font-size-complex="12pt"/>
    </style:style>
    <style:style style:name="T126" style:family="text">
      <style:text-properties fo:font-variant="normal" fo:text-transform="none" style:use-window-font-color="true" style:font-name="Liberation Mono" fo:font-size="12pt" fo:letter-spacing="normal" fo:font-style="normal" fo:font-weight="normal" officeooo:rsid="0027e05d" style:font-size-asian="12pt" style:font-size-complex="12pt"/>
    </style:style>
    <style:style style:name="T127" style:family="text">
      <style:text-properties fo:font-variant="normal" fo:text-transform="none" style:use-window-font-color="true" style:font-name="Liberation Mono" fo:font-size="12pt" fo:letter-spacing="normal" fo:font-style="normal" fo:font-weight="normal" officeooo:rsid="004ec104" style:font-size-asian="12pt" style:font-size-complex="12pt"/>
    </style:style>
    <style:style style:name="T128" style:family="text">
      <style:text-properties fo:font-variant="normal" fo:text-transform="none" style:use-window-font-color="true" style:font-name="Liberation Mono" fo:font-size="12pt" fo:letter-spacing="normal" fo:font-style="normal" fo:font-weight="normal" officeooo:rsid="002de126" style:font-size-asian="12pt" style:font-size-complex="12pt"/>
    </style:style>
    <style:style style:name="T129" style:family="text">
      <style:text-properties fo:font-variant="normal" fo:text-transform="none" style:font-name="Liberation Mono" fo:letter-spacing="normal" fo:font-style="normal" fo:font-weight="bold" style:font-weight-asian="bold" style:font-weight-complex="bold"/>
    </style:style>
    <style:style style:name="T130" style:family="text">
      <style:text-properties fo:font-variant="normal" fo:text-transform="none" style:font-name="Liberation Mono" fo:letter-spacing="normal" fo:font-style="normal" fo:font-weight="normal"/>
    </style:style>
    <style:style style:name="T131" style:family="text">
      <style:text-properties fo:font-variant="normal" fo:text-transform="none" style:font-name="Liberation Mono" fo:letter-spacing="normal" fo:font-style="normal" fo:font-weight="normal" officeooo:rsid="0027e05d"/>
    </style:style>
    <style:style style:name="T132" style:family="text">
      <style:text-properties fo:font-variant="normal" fo:text-transform="none" style:font-name="Liberation Mono" fo:letter-spacing="normal" fo:font-style="normal" fo:font-weight="normal" officeooo:rsid="004ec104"/>
    </style:style>
    <style:style style:name="T133" style:family="text">
      <style:text-properties fo:font-variant="normal" fo:text-transform="none" style:font-name="Liberation Mono" fo:letter-spacing="normal" fo:font-style="normal" fo:font-weight="normal" officeooo:rsid="002671da"/>
    </style:style>
    <style:style style:name="T134" style:family="text">
      <style:text-properties style:use-window-font-color="true" fo:font-weight="bold" officeooo:rsid="004d65b4" style:font-weight-asian="bold" style:font-weight-complex="bold"/>
    </style:style>
    <style:style style:name="T135" style:family="text">
      <style:text-properties style:use-window-font-color="true" style:text-underline-style="solid" style:text-underline-width="auto" style:text-underline-color="font-color" fo:font-weight="normal" officeooo:rsid="004d65b4" style:font-weight-asian="normal" style:font-weight-complex="normal"/>
    </style:style>
    <style:style style:name="T136" style:family="text">
      <style:text-properties style:use-window-font-color="true" style:font-name="Liberation Mono" fo:font-size="12pt" fo:language="es" fo:country="ES" style:text-underline-style="none" officeooo:rsid="004be1cd" style:font-size-asian="12pt" style:font-size-complex="12pt"/>
    </style:style>
    <style:style style:name="T137" style:family="text">
      <style:text-properties style:use-window-font-color="true" style:font-name="Liberation Mono" fo:font-size="12pt" officeooo:rsid="004be1cd" style:font-size-asian="12pt" style:font-size-complex="12pt"/>
    </style:style>
    <style:style style:name="T138" style:family="text">
      <style:text-properties officeooo:rsid="00213551"/>
    </style:style>
    <style:style style:name="T139" style:family="text">
      <style:text-properties style:font-name="Chandas" fo:language="es" fo:country="ES" officeooo:rsid="0009fc68"/>
    </style:style>
    <style:style style:name="T140" style:family="text">
      <style:text-properties style:font-name="Chandas" fo:language="es" fo:country="ES" officeooo:rsid="000a8e9d"/>
    </style:style>
    <style:style style:name="T141" style:family="text">
      <style:text-properties style:font-name="Chandas" fo:language="es" fo:country="ES" officeooo:rsid="000badab"/>
    </style:style>
    <style:style style:name="T142" style:family="text">
      <style:text-properties style:font-name="Chandas" fo:language="es" fo:country="ES" officeooo:rsid="00217670"/>
    </style:style>
    <style:style style:name="T143" style:family="text">
      <style:text-properties style:font-name="Chandas" fo:language="es" fo:country="ES" officeooo:rsid="00260c8f"/>
    </style:style>
    <style:style style:name="T144" style:family="text">
      <style:text-properties style:font-name="Chandas" fo:language="es" fo:country="ES" officeooo:rsid="0027e05d"/>
    </style:style>
    <style:style style:name="T145" style:family="text">
      <style:text-properties style:font-name="Chandas" fo:language="es" fo:country="ES" officeooo:rsid="00294d45"/>
    </style:style>
    <style:style style:name="T146" style:family="text">
      <style:text-properties officeooo:rsid="00238431"/>
    </style:style>
    <style:style style:name="T147" style:family="text">
      <style:text-properties officeooo:rsid="00248ae9"/>
    </style:style>
    <style:style style:name="T148" style:family="text">
      <style:text-properties officeooo:rsid="0025df21"/>
    </style:style>
    <style:style style:name="T149" style:family="text">
      <style:text-properties fo:color="#c9211e" style:font-name="Liberation Mono" fo:language="es" fo:country="ES" style:text-underline-style="none" officeooo:rsid="0025df21"/>
    </style:style>
    <style:style style:name="T150" style:family="text">
      <style:text-properties fo:color="#c9211e" style:font-name="Liberation Mono" fo:language="es" fo:country="ES" style:text-underline-style="none" officeooo:rsid="001d8187"/>
    </style:style>
    <style:style style:name="T151" style:family="text">
      <style:text-properties officeooo:rsid="00260c8f"/>
    </style:style>
    <style:style style:name="T152" style:family="text">
      <style:text-properties officeooo:rsid="000f8669"/>
    </style:style>
    <style:style style:name="T153" style:family="text">
      <style:text-properties officeooo:rsid="00274682"/>
    </style:style>
    <style:style style:name="T154" style:family="text">
      <style:text-properties officeooo:rsid="00294d45"/>
    </style:style>
    <style:style style:name="T155" style:family="text">
      <style:text-properties officeooo:rsid="0029b4b6"/>
    </style:style>
    <style:style style:name="T156" style:family="text">
      <style:text-properties officeooo:rsid="002ad0d5"/>
    </style:style>
    <style:style style:name="T157" style:family="text">
      <style:text-properties officeooo:rsid="002c34c2"/>
    </style:style>
    <style:style style:name="T158" style:family="text">
      <style:text-properties officeooo:rsid="002de126"/>
    </style:style>
    <style:style style:name="T159" style:family="text">
      <style:text-properties officeooo:rsid="0030f45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8"/>
      <text:p text:style-name="P8"/>
      <text:p text:style-name="P8"/>
      <text:p text:style-name="P93"><text:span text:style-name="T143"><text:s text:c="2"/>Gapp</text:span><text:span text:style-name="T139"> <text:s text:c="2"/></text:span></text:p>
      <text:p text:style-name="P91">Get Answered App</text:p>
      <text:p text:style-name="P126">“<text:span text:style-name="T158">We promote coders to help other coders to code”</text:span></text:p>
      <text:p text:style-name="P89"/>
      <text:p text:style-name="P89"/>
      <text:p text:style-name="P89"/>
      <text:p text:style-name="P90">Web application que gestiona Usuarios, Preguntas, Respuestas a las preguntas y comentarios a las Respuestas. </text:p>
      <text:p text:style-name="P88"><text:span text:style-name="T140">Las Preguntas se podrán asociar a “temas” llamados Tags, lo que tendrá usos tales como enlistar preguntas por especificos </text:span><text:span text:style-name="T144">T</text:span><text:span text:style-name="T140">ags, </text:span><text:span text:style-name="T142">bú</text:span><text:span text:style-name="T141">squeda de expertos por Tags</text:span><text:span text:style-name="T140"> </text:span><text:span text:style-name="T141">y más. </text:span><text:span text:style-name="T140"><text:s text:c="2"/></text:span></text:p>
      <text:p text:style-name="P88"><text:span text:style-name="T142">La web app contará</text:span><text:span text:style-name="T139"> con un sistema de puntuación </text:span><text:span text:style-name="T142">de usuario para que luego de sumar “x” puntos </text:span><text:span text:style-name="T145">obtenga </text:span><text:span text:style-name="T142">el título de Experto y </text:span><text:span text:style-name="T145">así </text:span><text:span text:style-name="T142">desbloquear la posibilidad de responder a preguntas. </text:span></text:p>
      <text:p text:style-name="P88"><text:span text:style-name="T142">Existirán a</text:span><text:span text:style-name="T140">dem</text:span><text:span text:style-name="T142">á</text:span><text:span text:style-name="T140">s ciertos usuarios llamados Superusers que obtendr</text:span><text:span text:style-name="T142">ía</text:span><text:span text:style-name="T140">n </text:span><text:span text:style-name="T143">e</text:span><text:span text:style-name="T140">sta categoría mediante su incorporación </text:span><text:span text:style-name="T141">e</text:span><text:span text:style-name="T144">n la tabla Users con el rol: “admin” y contarán con un Token de Admin.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8"/>
      <text:p text:style-name="P76"/>
      <text:p text:style-name="P76"/>
      <text:p text:style-name="P76"><text:soft-page-break/></text:p>
      <text:p text:style-name="P8"/>
      <text:p text:style-name="P6"><text:span text:style-name="T2"/></text:p>
      <text:p text:style-name="P6"><text:span text:style-name="T2">Landing</text:span><text:span text:style-name="T30">:</text:span></text:p>
      <text:p text:style-name="P7"/>
      <text:p text:style-name="P2">-Logo: </text:p>
      <text:p text:style-name="P2"><text:tab/>Redirecciona al usuario al Home. Se comprobará si cuenta con <text:tab/>un token activo o no y dependiendo del resultado se mostrará <text:tab/>un Home para usuario logeado o usuario no logeado.</text:p>
      <text:p text:style-name="P1"/>
      <text:p text:style-name="P2">-LogIn: </text:p>
      <text:p text:style-name="P19"><text:span text:style-name="T31"><text:tab/></text:span><text:span text:style-name="T33">V</text:span><text:span text:style-name="T31">entana </text:span><text:span text:style-name="T33">pop-Up </text:span><text:span text:style-name="T31">que contará con un form </text:span><text:span text:style-name="T33">a ser completado por</text:span><text:span text:style-name="T31"><text:tab/> <text:tab/></text:span><text:span text:style-name="T33">el usuario con</text:span><text:span text:style-name="T31"> su userName y Password. </text:span></text:p>
      <text:p text:style-name="P19"><text:span text:style-name="T31"><text:tab/></text:span><text:span text:style-name="T32">E</text:span><text:span text:style-name="T31">ndpoint a definir:</text:span><text:span text:style-name="T39"> </text:span><text:span text:style-name="T40">app.</text:span><text:span text:style-name="T41">POST</text:span><text:span text:style-name="T40">(</text:span><text:span text:style-name="T39">‘api</text:span><text:span text:style-name="T34">/users/login’</text:span><text:span text:style-name="T36">)</text:span><text:span text:style-name="T34">.</text:span></text:p>
      <text:p text:style-name="P3"/>
      <text:p text:style-name="P17"><text:span text:style-name="T34">-R</text:span><text:span text:style-name="T35">egister: </text:span></text:p>
      <text:p text:style-name="P32"><text:span text:style-name="T35"><text:tab/></text:span><text:span text:style-name="T38">V</text:span><text:span text:style-name="T34">entana </text:span><text:span text:style-name="T38">pop-Up </text:span><text:span text:style-name="T34">que contará con un form </text:span><text:span text:style-name="T38">a ser completado por</text:span><text:span text:style-name="T34"><text:tab/> <text:tab/></text:span><text:span text:style-name="T38">el usuario con</text:span><text:span text:style-name="T34"> su userName y Password </text:span><text:span text:style-name="T35">y Repetir Password</text:span><text:span text:style-name="T34">. <text:tab/></text:span><text:span text:style-name="T35">Luego de <text:tab/>verificar que los datos no pertenecen a un usuario <text:tab/>registrado, será añadido a la tabla </text:span><text:span text:style-name="T52">Users con su user_id y un <text:tab/>token abierto por 30 días?¿?.</text:span></text:p>
      <text:p text:style-name="P18"><text:span text:style-name="T34"><text:tab/></text:span><text:span text:style-name="T36">E</text:span><text:span text:style-name="T34">ndpoint a definir: </text:span><text:span text:style-name="T36">app.POST(</text:span><text:span text:style-name="T39">‘api</text:span><text:span text:style-name="T34">/users/</text:span><text:span text:style-name="T35">register</text:span><text:span text:style-name="T34">’</text:span><text:span text:style-name="T36">)</text:span><text:span text:style-name="T34">.</text:span></text:p>
      <text:p text:style-name="P5"/>
      <text:p text:style-name="P5">-Preguntas <text:span text:style-name="T154">Modelo </text:span>en Landing: </text:p>
      <text:p text:style-name="P18"><text:span text:style-name="T35"><text:tab/>Haciendo Click en cualquier </text:span><text:span text:style-name="T38">espacio</text:span><text:span text:style-name="T35"> dentro del &lt;div&gt; <text:tab/>contenedor de dicha pregunta, redireccionar</text:span><text:span text:style-name="T38">ía</text:span><text:span text:style-name="T35"> al usuario a la <text:tab/>pagina de Login/Registro (Haz LogIn, de lo contrario <text:tab/>Registrate =&gt; form de Registro). Si el visitante desea acceder <text:tab/>sin logearse/resgistrarse, será enviado al Home de User no <text:tab/>Registrado donde se le mostrará la pregunta a la que ha <text:tab/>clickeado y a continuaci</text:span><text:span text:style-name="T38">ó</text:span><text:span text:style-name="T35">n varias preguntas Random, pero <text:tab/>siempre sin respuesta visible.</text:span></text:p>
      <text:p text:style-name="P18"><text:span text:style-name="T35"><text:s text:c="2"/><text:tab/></text:span><text:span text:style-name="T36">E</text:span><text:span text:style-name="T34">ndpoint a definir: </text:span><text:span text:style-name="T36">app.GET(</text:span><text:span text:style-name="T39">‘api</text:span><text:span text:style-name="T34">/</text:span><text:span text:style-name="T36">questions</text:span><text:span text:style-name="T34">/’</text:span><text:span text:style-name="T36">)</text:span><text:span text:style-name="T34">.</text:span></text:p>
      <text:p text:style-name="P4"/>
      <text:p text:style-name="P9"><text:s/><text:span text:style-name="T1">-</text:span><text:span text:style-name="T3">Haz tu pregunta:</text:span></text:p>
      <text:p text:style-name="P77"><text:tab/><text:span text:style-name="T146">R</text:span>edireccionar<text:span text:style-name="T146">ía</text:span> al visitante a Logearse/Registrarse: Necesitas <text:tab/>estar logeado para realizar preguntas… <text:tab/></text:p>
      <text:p text:style-name="P18"><text:span text:style-name="T5"><text:tab/></text:span><text:span text:style-name="T15">Usuario Logeado: </text:span><text:span text:style-name="T37">Redirecciona a pagina de realizar Pregunta. </text:span><text:span text:style-name="T5"><text:tab/></text:span></text:p>
      <text:p text:style-name="P77"/>
      <text:p text:style-name="P78">-Find Experts: </text:p>
      <text:p text:style-name="P11"><text:span text:style-name="T1"><text:tab/></text:span><text:span text:style-name="T22">Logearse para ver otros Usuarios...</text:span></text:p>
      <text:p text:style-name="P79"><text:tab/>Barra de busqueda por userName del experto. Opcional: <text:tab/>se <text:span text:style-name="T155"><text:tab/></text:span>podrá buscar por tag y mostrará expertos relacionados al <text:tab/>mismo.</text:p>
      <text:p text:style-name="P11"><text:span text:style-name="T1"><text:tab/></text:span><text:span text:style-name="T42">E</text:span><text:span text:style-name="T43">ndpoint a definir: </text:span><text:span text:style-name="T44">app.GET(</text:span><text:span text:style-name="T46">‘api</text:span><text:span text:style-name="T43">/users/’</text:span><text:span text:style-name="T45">)</text:span><text:span text:style-name="T43">.</text:span></text:p>
      <text:p text:style-name="P20"><text:span text:style-name="T34"><text:tab/></text:span><text:span text:style-name="T50">Podríamos usar funciones dentro de UsersRepository que <text:tab/>devuelvan usuarios por tags, mail, userId... ?</text:span><text:span text:style-name="T51">¿?¿¿</text:span></text:p>
      <text:p text:style-name="P20"><text:span text:style-name="T51"><text:tab/>Opcional: Redirecciona a pagina con Form para buscar Experto.</text:span><text:span text:style-name="T48"> </text:span></text:p>
      <text:p text:style-name="P86"/>
      <text:p text:style-name="P86"/>
      <text:p text:style-name="P86"/>
      <text:p text:style-name="P86"/>
      <text:p text:style-name="P86"/>
      <text:p text:style-name="P86"><text:soft-page-break/></text:p>
      <text:p text:style-name="P86"/>
      <text:p text:style-name="P9"><text:span text:style-name="T3">-</text:span><text:span text:style-name="T22">Expertos Random: </text:span></text:p>
      <text:p text:style-name="P81"><text:tab/>Logearse para ver otros Usuarios. En caso de registrarse o <text:tab/>logearse, en cualquier posicion del &lt;Div&gt; contenedor de dicho <text:tab/>experto que se clickee, redireccionar<text:span text:style-name="T146">ía</text:span> a la p<text:span text:style-name="T146">á</text:span>gina de usuario<text:tab/>de dicho experto.</text:p>
      <text:p text:style-name="P81"><text:s/><text:tab/>Endpoint a definir: app.GET(‘api/users/’).</text:p>
      <text:p text:style-name="P81"/>
      <text:p text:style-name="P13"><text:span text:style-name="T47">Home</text:span><text:span text:style-name="T1">:</text:span></text:p>
      <text:p text:style-name="P82"/>
      <text:p text:style-name="P21"><text:span text:style-name="T6">Aclaración: </text:span><text:span text:style-name="T20">e</text:span><text:span text:style-name="T6">stas páginas </text:span><text:span text:style-name="T8">sufrirán</text:span><text:span text:style-name="T6"> </text:span><text:span text:style-name="T8">alguno</text:span><text:span text:style-name="T6">s </text:span><text:span text:style-name="T8">cambios </text:span><text:span text:style-name="T6">dependiendo de si el usuario cuenta con un userId (se encuentra Logeado), tiene mas de 100 puntos en su haber (Usuario Experto) y/o muestra un token de Admin en su authorization</text:span><text:span text:style-name="T15">(p</text:span><text:span text:style-name="T6">ara casos como éste y tantos más, utilizaremos un MiddleWare de verifyToken</text:span><text:span text:style-name="T15">)</text:span><text:span text:style-name="T6">.</text:span></text:p>
      <text:p text:style-name="P81"/>
      <text:p text:style-name="P81">-Foto de perfil:</text:p>
      <text:p text:style-name="P81"><text:tab/>Clickeando la foto el usuario será redireccionado a su página <text:tab/>de User Profile.<text:tab/></text:p>
      <text:p text:style-name="P81"><text:tab/>Endpoint a definir: app.GET(‘api/users/’).</text:p>
      <text:p text:style-name="P81"/>
      <text:p text:style-name="P14"><text:span text:style-name="T1">-</text:span><text:span text:style-name="T23">Pregunta: </text:span></text:p>
      <text:p text:style-name="P83"><text:tab/>De no estar identificado emerge una ventana Login/Register. De <text:tab/>lo contrario, redirecciona a p<text:span text:style-name="T151">á</text:span>gina de realizar pregunta.</text:p>
      <text:p text:style-name="P83"><text:tab/></text:p>
      <text:p text:style-name="P83">-Buscar Usuario: </text:p>
      <text:p text:style-name="P15"><text:span text:style-name="T23"><text:tab/></text:span><text:span text:style-name="T1">Logearse para ver otros Usuarios...</text:span></text:p>
      <text:p text:style-name="P80"><text:tab/>Barra de busqueda por userName, <text:span text:style-name="T156">Tags</text:span>. </text:p>
      <text:p text:style-name="P12"><text:span text:style-name="T1"><text:tab/></text:span><text:span text:style-name="T42">E</text:span><text:span text:style-name="T43">ndpoint a definir: </text:span><text:span text:style-name="T44">app.GET(</text:span><text:span text:style-name="T46">‘api</text:span><text:span text:style-name="T43">/users/’</text:span><text:span text:style-name="T45">)</text:span><text:span text:style-name="T43">.</text:span></text:p>
      <text:p text:style-name="P20"><text:span text:style-name="T34"><text:tab/></text:span><text:span text:style-name="T50">Podríamos </text:span><text:span text:style-name="T53">utilizar</text:span><text:span text:style-name="T50"> funciones dentro de UsersRepository que <text:tab/></text:span><text:span text:style-name="T53">retornaran</text:span><text:span text:style-name="T50"> usuarios por userId... ?</text:span><text:span text:style-name="T51">¿?¿¿</text:span></text:p>
      <text:p text:style-name="P20"><text:span text:style-name="T51"><text:tab/>Opcional: Redirecciona a p</text:span><text:span text:style-name="T53">á</text:span><text:span text:style-name="T51">gina con Form para buscar Usuario.</text:span><text:span text:style-name="T7"> <text:s/></text:span></text:p>
      <text:p text:style-name="P82"/>
      <text:p text:style-name="P14"><text:span text:style-name="T1">-</text:span><text:span text:style-name="T23">Buscador “Encuentra Pregunta”: </text:span></text:p>
      <text:p text:style-name="P16"><text:span text:style-name="T23"><text:tab/></text:span><text:span text:style-name="T24">S</text:span><text:span text:style-name="T3">e podr</text:span><text:span text:style-name="T29">ía</text:span><text:span text:style-name="T24">n</text:span><text:span text:style-name="T3"> buscar por tag y mostrar</text:span><text:span text:style-name="T29">ían</text:span><text:span text:style-name="T3"> </text:span><text:span text:style-name="T24">preguntas relacionadas.</text:span></text:p>
      <text:p text:style-name="P84"><text:tab/>Endpoint a definir: app.GET(‘api/questions’)</text:p>
      <text:p text:style-name="P112"><text:span text:style-name="T16"><text:tab/></text:span><text:span text:style-name="T71">Aquí es donde </text:span><text:span text:style-name="T72">necesito</text:span><text:span text:style-name="T71"> un poco mas de informaci</text:span><text:span text:style-name="T72">ó</text:span><text:span text:style-name="T71">n acerca de <text:tab/>como trabaja una barra de b</text:span><text:span text:style-name="T72">ú</text:span><text:span text:style-name="T71">squedas. </text:span></text:p>
      <text:p text:style-name="P112"><text:span text:style-name="T71"><text:tab/></text:span><text:span text:style-name="T74">SELECT * FROM preguntas WHERE (coincidan al menos en una <text:tab/>palabra los textos de la pregunta con lo que se escriba en el <text:tab/>buscador)</text:span><text:span text:style-name="T71"> </text:span><text:span text:style-name="T16"><text:s/><text:tab/></text:span></text:p>
      <text:p text:style-name="P84"/>
      <text:p text:style-name="P84">-Hot Questions: </text:p>
      <text:p text:style-name="P84"><text:tab/>Realiza una selección de questions_id según su cantidad de <text:tab/>Votos <text:span text:style-name="T156">sumada a la cantidad de respuestas y comentarios</text:span>, lo <text:tab/>cual generaría un Array ordenado de mayor a menor, y se <text:tab/>mostrarían varias incidencias en el formato &lt;Div&gt; habitual.</text:p>
      <text:p text:style-name="P84"><text:tab/>Endpoint a definir: app.GET(‘api/questions’). <text:tab/></text:p>
      <text:p text:style-name="P81"><text:tab/></text:p>
      <text:p text:style-name="P14"><text:span text:style-name="T1">-</text:span><text:span text:style-name="T24">Not Answered:</text:span></text:p>
      <text:p text:style-name="P38"><text:tab/>Realiza una selección de questions_id según su estado de <text:tab/>pregunta: Según su state ‘No tiene respuestas’. </text:p>
      <text:p text:style-name="P35"><text:soft-page-break/><text:span text:style-name="T1"><text:tab/></text:span><text:span text:style-name="T81">Endpoint a definir: app.GET(‘api/questions’).</text:span></text:p>
      <text:p text:style-name="P49"/>
      <text:p text:style-name="P49">-Last Questions: </text:p>
      <text:p text:style-name="P50"><text:tab/>Realiza una selección de questions_id según su createDate.</text:p>
      <text:p text:style-name="P50"><text:tab/>Endpoint a definir: app.GET(‘api/questions’).</text:p>
      <text:p text:style-name="P81"><text:tab/></text:p>
      <text:p text:style-name="P84">-Top Tags:</text:p>
      <text:p text:style-name="P113"><text:span text:style-name="T16"><text:tab/>Siempre refiriédonos a preguntas, </text:span><text:span text:style-name="T21">retorna</text:span><text:span text:style-name="T16"> un listado de <text:tab/>preguntas random que contengan ese tag_id.</text:span></text:p>
      <text:p text:style-name="P36"><text:span text:style-name="T1"><text:tab/></text:span><text:span text:style-name="T81">Endpoint a definir: app.GET(‘api/questions’).</text:span></text:p>
      <text:p text:style-name="P105"><text:tab/><text:span text:style-name="T78">Funcionamiento tabla Tag??</text:span><text:span text:style-name="T79">?</text:span></text:p>
      <text:p text:style-name="P50"/>
      <text:p text:style-name="P87"><text:span text:style-name="T104">P</text:span><text:span text:style-name="T105">á</text:span><text:span text:style-name="T106">gina </text:span><text:span text:style-name="T107">para</text:span><text:span text:style-name="T106"> </text:span><text:span text:style-name="T107">Realizar</text:span><text:span text:style-name="T106"> Pregunta:</text:span></text:p>
      <text:p text:style-name="P82"><text:tab/></text:p>
      <text:p text:style-name="P21"><text:span text:style-name="T15">S</text:span><text:span text:style-name="T17">ólo será accesible por un usuario registrado, logeado. </text:span><text:span text:style-name="T18">B</text:span><text:span text:style-name="T20">á</text:span><text:span text:style-name="T18">sicamente se trata de un Form con t</text:span><text:span text:style-name="T20">í</text:span><text:span text:style-name="T18">tulo, texto y la posibilidad de incluir</text:span><text:span text:style-name="T73"> </text:span><text:span text:style-name="T83">de 1 a 5 Tags.</text:span><text:span text:style-name="T73"> </text:span><text:span text:style-name="T75">Funcionamiento tabla Tag??</text:span><text:span text:style-name="T73">?</text:span></text:p>
      <text:p text:style-name="P81"/>
      <text:p text:style-name="P14"><text:span text:style-name="T1">-</text:span><text:span text:style-name="T25">Logout: </text:span></text:p>
      <text:p text:style-name="P85"><text:tab/><text:span text:style-name="T49">Redirecciona al Home como usuario no logeado, elimina el Token <text:tab/>activo.</text:span></text:p>
      <text:p text:style-name="P21"><text:span text:style-name="T17"><text:tab/></text:span><text:span text:style-name="T82">Endpoint a definir: app.</text:span><text:span text:style-name="T112">PUT</text:span><text:span text:style-name="T82">(‘api/</text:span><text:span text:style-name="T111">users/logout</text:span><text:span text:style-name="T82">’).</text:span></text:p>
      <text:p text:style-name="P51"/>
      <text:p text:style-name="P21"><text:span text:style-name="T82">-</text:span><text:span text:style-name="T83">Publica tu Pregunta: </text:span></text:p>
      <text:p text:style-name="P53"><text:tab/><text:span text:style-name="T157">Agrega</text:span> la pregunta con sus datos a la tabla <text:tab/>questions, donde <text:tab/>recibir<text:span text:style-name="T146">ía</text:span> un question_id. </text:p>
      <text:p text:style-name="P21"><text:span text:style-name="T83"><text:tab/></text:span><text:span text:style-name="T108">Automáticamente </text:span><text:span text:style-name="T109">mediante</text:span><text:span text:style-name="T108"> </text:span><text:span text:style-name="T110">e</text:span><text:span text:style-name="T108">sta acci</text:span><text:span text:style-name="T109">ó</text:span><text:span text:style-name="T108">n el usuario sumar</text:span><text:span text:style-name="T109">ía</text:span><text:span text:style-name="T108"> puntos <text:tab/>en su user_points.</text:span></text:p>
      <text:p text:style-name="P22"><text:span text:style-name="T73"><text:tab/></text:span><text:span text:style-name="T112">R</text:span><text:span text:style-name="T83">etorna question_id y redirecciona autom</text:span><text:span text:style-name="T109">á</text:span><text:span text:style-name="T83">ticamente a la p</text:span><text:span text:style-name="T109">á</text:span><text:span text:style-name="T83">gina <text:tab/>de la pregunta posteada. </text:span></text:p>
      <text:p text:style-name="P22"><text:span text:style-name="T55"><text:tab/></text:span><text:span text:style-name="T82">Endpoint a definir: app.</text:span><text:span text:style-name="T83">POST</text:span><text:span text:style-name="T82">(‘api/questions’).</text:span></text:p>
      <text:p text:style-name="P52"/>
      <text:p text:style-name="P22"><text:span text:style-name="T82">-</text:span><text:span text:style-name="T83">Cancel:</text:span></text:p>
      <text:p text:style-name="P54"><text:tab/>Devuelve al usuario al Home correspondiente, sería bueno <text:tab/>agregar una ventana de confirmaci<text:span text:style-name="T146">ó</text:span>n avisando que se perderán <text:tab/>todos los datos de la pregunta.</text:p>
      <text:p text:style-name="P55"><text:tab/></text:p>
      <text:p text:style-name="P56">Página para Responder/Comentar:</text:p>
      <text:p text:style-name="P56"/>
      <text:p text:style-name="P63">Página de la pregunta posteada, donde adem<text:span text:style-name="T147">á</text:span>s de poder leer la pregunta, el usuario tiene acceso a un espacio para responder la misma / comentar una respusta.</text:p>
      <text:p text:style-name="P39"/>
      <text:p text:style-name="P59">-Postear Respuesta:</text:p>
      <text:p text:style-name="P59"><text:tab/>Crea una nueva incidencia en la tabla Respuestas donde <text:s text:c="2"/></text:p>
      <text:p text:style-name="P24"><text:span text:style-name="T86"><text:tab/>se le asignar</text:span><text:span text:style-name="T94">ía</text:span><text:span text:style-name="T86"> un </text:span><text:span text:style-name="T93">respuesta</text:span><text:span text:style-name="T86">_id </text:span><text:span text:style-name="T93">y adem</text:span><text:span text:style-name="T94">á</text:span><text:span text:style-name="T93">s otro </text:span><text:span text:style-name="T86">campo donde <text:tab/>figurar</text:span><text:span text:style-name="T93">ía</text:span><text:span text:style-name="T86"> </text:span><text:span text:style-name="T93">la pregunta</text:span><text:span text:style-name="T86">_id </text:span><text:span text:style-name="T93">(necesitamos enlazar las preguntas <text:tab/>con sus respuestas).</text:span></text:p>
      <text:p text:style-name="P30"><text:span text:style-name="T86"><text:tab/></text:span><text:span text:style-name="T87">Autom</text:span><text:span text:style-name="T94">á</text:span><text:span text:style-name="T87">ticamente el Experto que haya publicado </text:span><text:span text:style-name="T93">dicha</text:span><text:span text:style-name="T87"> </text:span><text:span text:style-name="T93">respuesta</text:span><text:span text:style-name="T87"> <text:tab/>sumar</text:span><text:span text:style-name="T94">ía</text:span><text:span text:style-name="T87"> </text:span><text:span text:style-name="T94">puntuación</text:span><text:span text:style-name="T87"> en su user_points.</text:span></text:p>
      <text:p text:style-name="P61"><text:tab/>Solo Usuarios Expertos podrán responder Preguntas. </text:p>
      <text:p text:style-name="P25"><text:span text:style-name="T87"><text:tab/></text:span><text:span text:style-name="T84">Endpoint a definir: app.</text:span><text:span text:style-name="T85">POST</text:span><text:span text:style-name="T84">(‘api/</text:span><text:span text:style-name="T87">answers</text:span><text:span text:style-name="T84">’).</text:span></text:p>
      <text:p text:style-name="P119"><text:span text:style-name="T11"><text:tab/></text:span><text:span text:style-name="T12">Endpoint a definir: app.</text:span><text:span text:style-name="T13">PUT</text:span><text:span text:style-name="T12">(‘api/</text:span><text:span text:style-name="T13">users</text:span><text:span text:style-name="T12">’). </text:span><text:span text:style-name="T13">Añadir Puntos???</text:span></text:p>
      <text:p text:style-name="P29"><text:soft-page-break/><text:span text:style-name="T91"/></text:p>
      <text:p text:style-name="P29"><text:span text:style-name="T91"/></text:p>
      <text:p text:style-name="P29"><text:span text:style-name="T91">-</text:span><text:span text:style-name="T92">Aceptar</text:span><text:span text:style-name="T91"> </text:span><text:span text:style-name="T102">Respuesta</text:span><text:span text:style-name="T91">: </text:span></text:p>
      <text:p text:style-name="P116"><text:span text:style-name="T91"><text:tab/></text:span><text:span text:style-name="T92">C</text:span><text:span text:style-name="T91">ambia </text:span><text:span text:style-name="T92">el</text:span><text:span text:style-name="T91"> estado </text:span><text:span text:style-name="T92">de la pregunta</text:span><text:span text:style-name="T91"> de Sin Respuestas o Con <text:tab/>Respuestas a Pregunta Cerrada, y de </text:span><text:span text:style-name="T97">e</text:span><text:span text:style-name="T91">ste modo no se admitirían <text:tab/>más respuestas, solamente comentarios a las respuestas que <text:tab/>pudiera contener. </text:span></text:p>
      <text:p text:style-name="P116"><text:span text:style-name="T61"><text:tab/></text:span><text:span text:style-name="T67">Nueva Row Estado_Pregunta: DEFAULT “abierta” =&gt; <text:tab/>“cerrada”</text:span></text:p>
      <text:p text:style-name="P30"><text:span text:style-name="T91"><text:tab/>A</text:span><text:span text:style-name="T93">demás </text:span><text:span text:style-name="T97">e</text:span><text:span text:style-name="T93">sta acción aportaría puntuación al usuario que ha <text:tab/>posteado dicha respuesta, por lo que se deberían agregar <text:tab/></text:span><text:span text:style-name="T100">los</text:span><text:span text:style-name="T93"> puntos en la tabla users.user_</text:span><text:span text:style-name="T94">points</text:span><text:span text:style-name="T93">.</text:span><text:span text:style-name="T58"><text:tab/></text:span></text:p>
      <text:p text:style-name="P29"><text:span text:style-name="T91"><text:tab/>Edpoint a definir: app.</text:span><text:span text:style-name="T100">PUT</text:span><text:span text:style-name="T91">(‘api/preguntas/</text:span><text:span text:style-name="T61">:</text:span><text:span text:style-name="T68">id_??</text:span><text:span text:style-name="T91">’).</text:span></text:p>
      <text:p text:style-name="P121"><text:span text:style-name="T152"><text:tab/>Endpoint a definir: app.</text:span><text:span text:style-name="T153">PUT</text:span><text:span text:style-name="T152">(‘api/</text:span><text:span text:style-name="T153">users</text:span><text:span text:style-name="T152">’). </text:span><text:span text:style-name="T153">Añadir Puntos???</text:span></text:p>
      <text:p text:style-name="P69"/>
      <text:p text:style-name="P59">-Postear Comentario:</text:p>
      <text:p text:style-name="P46"><text:span text:style-name="T1"><text:tab/></text:span><text:span text:style-name="T28">Los comentarios solo se pueden hacer sobre las Respuestas.</text:span></text:p>
      <text:p text:style-name="P48"><text:span text:style-name="T1"><text:tab/></text:span><text:span text:style-name="T27">Crea una nueva incidencia en la tabla Answers/Respuestas donde <text:s text:c="2"/></text:span></text:p>
      <text:p text:style-name="P25"><text:span text:style-name="T86"><text:tab/>se le asignar</text:span><text:span text:style-name="T87">ía</text:span><text:span text:style-name="T86"> un </text:span><text:span text:style-name="T87">respuesta_padre_id</text:span><text:span text:style-name="T86"> atado a un campo donde <text:tab/>figur</text:span><text:span text:style-name="T97">e</text:span><text:span text:style-name="T86"> </text:span><text:span text:style-name="T87">pregunta_id</text:span><text:span text:style-name="T86"> para enlazar la respuesta a la pregunta. </text:span></text:p>
      <text:p text:style-name="P25"><text:span text:style-name="T86"><text:tab/></text:span><text:span text:style-name="T87">Autom</text:span><text:span text:style-name="T97">á</text:span><text:span text:style-name="T87">ticamente el usuario que haya posteado el comentario, <text:tab/>sumar</text:span><text:span text:style-name="T97">ía</text:span><text:span text:style-name="T87"> puntos en su user_points por haber posteado un <text:tab/>comentario.</text:span></text:p>
      <text:p text:style-name="P62"><text:tab/>Cualquier Usuario puede postear comentarios a preguntas.</text:p>
      <text:p text:style-name="P60"/>
      <text:p text:style-name="P25"><text:span text:style-name="T86"><text:tab/>Respuesta_padre_id </text:span><text:span text:style-name="T87">nace </text:span><text:span text:style-name="T86">de la idea de que una respuesta sin </text:span><text:span text:style-name="T87"><text:tab/></text:span><text:span text:style-name="T86">comentarios tenga a Respuesta_padre_id por DEFAULT NULL, <text:tab/>hasta que alguien realice un comentario sobre la Respuesta <text:tab/>y <text:tab/>solo entonces </text:span><text:span text:style-name="T87">respuesta_padre_id obtendrá</text:span><text:span text:style-name="T86"> el mismo valor de id <text:tab/>que la respuesta a la que se est</text:span><text:span text:style-name="T87">á </text:span><text:span text:style-name="T86">comentando. </text:span></text:p>
      <text:p text:style-name="P47"><text:span text:style-name="T1"><text:tab/></text:span><text:span text:style-name="T24">Endpoint a definir: app.</text:span><text:span text:style-name="T26">POST</text:span><text:span text:style-name="T24">(‘api/</text:span><text:span text:style-name="T28">answers</text:span><text:span text:style-name="T24">’).</text:span></text:p>
      <text:p text:style-name="P39"/>
      <text:p text:style-name="P63">-Votar Pregunta: </text:p>
      <text:p text:style-name="P22"><text:span text:style-name="T95"><text:tab/></text:span><text:span text:style-name="T94">La acción de votar Pregunta conllevará otra</text:span><text:span text:style-name="T85">, por un lado <text:tab/>sumar</text:span><text:span text:style-name="T94">ía</text:span><text:span text:style-name="T85"> una unidad (un voto) a un contador situado en </text:span><text:span text:style-name="T57">la tabla <text:tab/></text:span><text:span text:style-name="T63">Preguntas</text:span><text:span text:style-name="T57"> que se llamará </text:span><text:span text:style-name="T63">pregunta</text:span><text:span text:style-name="T57">_</text:span><text:span text:style-name="T63">points</text:span><text:span text:style-name="T57"> || una tabla llamada <text:tab/>Puntuación donde declararemos los id de preguntas_id, <text:tab/>respuestas_id y pregunta_padre_id con los contadores <text:tab/>respectivos.</text:span></text:p>
      <text:p text:style-name="P23"><text:span text:style-name="T85"><text:tab/>Por otro lado </text:span><text:span text:style-name="T94">agregaría puntuación</text:span><text:span text:style-name="T85"> a la suma de puntos del <text:tab/>usuario que ha posteado la pregunta en </text:span><text:span text:style-name="T94">su </text:span><text:span text:style-name="T85">user_points.</text:span></text:p>
      <text:p text:style-name="P23"><text:span text:style-name="T57"><text:tab/></text:span><text:span text:style-name="T84">Endpoint a definir: app.</text:span><text:span text:style-name="T85">POST</text:span><text:span text:style-name="T84">(‘api/</text:span><text:span text:style-name="T85">users</text:span><text:span text:style-name="T84">’).</text:span></text:p>
      <text:p text:style-name="P23"><text:span text:style-name="T84"><text:tab/></text:span><text:span text:style-name="T58">Endpoint a definir: app.</text:span><text:span text:style-name="T65">PUT</text:span><text:span text:style-name="T58">(‘api/</text:span><text:span text:style-name="T63">preguntas</text:span><text:span text:style-name="T58">’).</text:span></text:p>
      <text:p text:style-name="P23"><text:span text:style-name="T84"><text:tab/></text:span><text:span text:style-name="T58">Endpoint a definir: app.</text:span><text:span text:style-name="T65">PUT</text:span><text:span text:style-name="T58">(‘api/</text:span><text:span text:style-name="T57">puntuacion</text:span><text:span text:style-name="T58">’).</text:span></text:p>
      <text:p text:style-name="P40"/>
      <text:p text:style-name="P44"><text:span text:style-name="T1">-</text:span><text:span text:style-name="T26">Votar Respuesta:</text:span></text:p>
      <text:p text:style-name="P33"><text:span text:style-name="T85"><text:tab/></text:span><text:span text:style-name="T94">La acción de votar Respuesta conllevará otra</text:span><text:span text:style-name="T85">, por un lado <text:tab/>sumar</text:span><text:span text:style-name="T94">ía</text:span><text:span text:style-name="T85"> una unidad (un voto) a un contador situado en </text:span><text:span text:style-name="T57">la tabla <text:tab/></text:span><text:span text:style-name="T63">Respuestas</text:span><text:span text:style-name="T57"> que se llamará question_puntos || una tabla llamada <text:tab/>Puntuación donde declarar</text:span><text:span text:style-name="T63">ía</text:span><text:span text:style-name="T57">mos los id de preguntas_id, <text:tab/>respuestas_id y pregunta_padre_id con los contadores <text:tab/>respectivos.</text:span></text:p>
      <text:p text:style-name="P33"><text:span text:style-name="T85"><text:tab/>Por otro lado </text:span><text:span text:style-name="T94">agregaría puntuación a la suma de puntos</text:span><text:span text:style-name="T85"> del <text:tab/>usuario que ha posteado la </text:span><text:span text:style-name="T86">respuesta</text:span><text:span text:style-name="T85"> en </text:span><text:span text:style-name="T94">su </text:span><text:span text:style-name="T85">user_points.</text:span></text:p>
      <text:p text:style-name="P24"><text:soft-page-break/><text:span text:style-name="T57"><text:tab/></text:span><text:span text:style-name="T84">Endpoint a definir: app.</text:span><text:span text:style-name="T98">PUT</text:span><text:span text:style-name="T84">(‘api/</text:span><text:span text:style-name="T85">users</text:span><text:span text:style-name="T84">’).</text:span></text:p>
      <text:p text:style-name="P24"><text:span text:style-name="T84"><text:tab/></text:span><text:span text:style-name="T58">Endpoint a definir: app.</text:span><text:span text:style-name="T65">PUT</text:span><text:span text:style-name="T58">(‘api/</text:span><text:span text:style-name="T59">answers</text:span><text:span text:style-name="T58">’).</text:span></text:p>
      <text:p text:style-name="P37"><text:span text:style-name="T81"><text:tab/></text:span></text:p>
      <text:p text:style-name="P45"><text:span text:style-name="T24">-</text:span><text:span text:style-name="T27">Votar comentario: </text:span></text:p>
      <text:p text:style-name="P33"><text:span text:style-name="T86"><text:tab/></text:span><text:span text:style-name="T94">La acción de votar Comentario conllevará otra</text:span><text:span text:style-name="T85">, por un lado <text:tab/>sumar</text:span><text:span text:style-name="T94">ía</text:span><text:span text:style-name="T85"> una unidad (un voto) a un contador situado en </text:span><text:span text:style-name="T57">la tabla <text:tab/></text:span><text:span text:style-name="T63">Respuestas</text:span><text:span text:style-name="T57"> que se llamar</text:span><text:span text:style-name="T63">ía</text:span><text:span text:style-name="T57"> </text:span><text:span text:style-name="T59">pregunta_padre</text:span><text:span text:style-name="T57">_puntos || una tabla <text:s/><text:tab/>llamada Puntuación donde declarar</text:span><text:span text:style-name="T63">ía</text:span><text:span text:style-name="T57">mos los id de preguntas_id, <text:tab/>respuestas_id y </text:span><text:span text:style-name="T59">respuesta</text:span><text:span text:style-name="T57">_padre_id con los contadores <text:tab/>respectivos.</text:span><text:span text:style-name="T85"><text:tab/></text:span></text:p>
      <text:p text:style-name="P24"><text:span text:style-name="T85"><text:tab/>Por otro lado </text:span><text:span text:style-name="T94">agregaría</text:span><text:span text:style-name="T85"> “x” puntos a la suma de puntos del <text:tab/>usuario que ha posteado la </text:span><text:span text:style-name="T86">respuesta</text:span><text:span text:style-name="T85"> en </text:span><text:span text:style-name="T94">su </text:span><text:span text:style-name="T85">user_points.</text:span></text:p>
      <text:p text:style-name="P24"><text:span text:style-name="T57"><text:tab/></text:span><text:span text:style-name="T84">Endpoint a definir: app.</text:span><text:span text:style-name="T85">POST</text:span><text:span text:style-name="T84">(‘api/</text:span><text:span text:style-name="T85">users</text:span><text:span text:style-name="T84">’).</text:span></text:p>
      <text:p text:style-name="P24"><text:span text:style-name="T84"><text:tab/></text:span><text:span text:style-name="T58">Endpoint a definir: app.</text:span><text:span text:style-name="T65">PUT</text:span><text:span text:style-name="T58">(‘api/</text:span><text:span text:style-name="T59">answers</text:span><text:span text:style-name="T58">’).</text:span></text:p>
      <text:p text:style-name="P24"><text:span text:style-name="T84"><text:tab/></text:span><text:span text:style-name="T58">Endpoint a definir: app.</text:span><text:span text:style-name="T65">PUT<text:tab/></text:span><text:span text:style-name="T58">(‘api/</text:span><text:span text:style-name="T57">puntuacion</text:span><text:span text:style-name="T58">’).</text:span></text:p>
      <text:p text:style-name="P41"/>
      <text:p text:style-name="P45"><text:span text:style-name="T24">-</text:span><text:span text:style-name="T28">Compartir Pregunta:</text:span></text:p>
      <text:p text:style-name="P45"><text:span text:style-name="T28"><text:tab/></text:span><text:span text:style-name="T76">Copia al portapapeles la url de la pregunta??? Quien quiera <text:tab/>acceder a la misma deberá loggearse, registrarse.</text:span></text:p>
      <text:p text:style-name="P42"/>
      <text:p text:style-name="P57">Página de perfil de Usuario:</text:p>
      <text:p text:style-name="P43"/>
      <text:p text:style-name="P64">-Foto de Perfil: </text:p>
      <text:p text:style-name="P64"><text:tab/>Usuario en el perfil de un tercero: no se podrá realizar <text:tab/><text:tab/>ninguna accion con la foto de otro usuario. Simplemente <text:tab/>apreciarla en el lugar y tamaño en que se encuentra. </text:p>
      <text:p text:style-name="P64"><text:tab/></text:p>
      <text:p text:style-name="P64"><text:tab/>Usuario en perfil propio: Cartel de “añadir nueva foto de <text:tab/>Perfil?. <text:span text:style-name="T113">Crearemos una nueva tabla Imagenes y funciones de <text:tab/>findImage, loadImage y </text:span><text:span text:style-name="T80">deleteImage</text:span><text:span text:style-name="T113"> servirán para realizar las <text:tab/>acciones dentro de la misma. </text:span></text:p>
      <text:p text:style-name="P72"><text:tab/>Endpoint a definir: app.post(‘api/images/:id’);</text:p>
      <text:p text:style-name="P72"><text:tab/> <text:s text:c="19"/>app.delete(‘api/images/:id’);</text:p>
      <text:p text:style-name="P72"><text:s text:c="20"/></text:p>
      <text:p text:style-name="P26"><text:span text:style-name="T89">-</text:span><text:span text:style-name="T88">Puntos de Usuario: </text:span></text:p>
      <text:p text:style-name="P65"><text:tab/><text:span text:style-name="T113">Se </text:span><text:span text:style-name="T147">muestran</text:span><text:span text:style-name="T113"> los puntos actuales del usuario que se obtendrían <text:tab/>de la tabla Users, users_points.</text:span></text:p>
      <text:p text:style-name="P65"><text:tab/><text:span text:style-name="T113">Endpoint a definir: app.GET(‘api/users/’). </text:span><text:tab/><text:tab/></text:p>
      <text:p text:style-name="P42"/>
      <text:p text:style-name="P61">-<text:span text:style-name="T113">Form de Datos Personales: </text:span></text:p>
      <text:p text:style-name="P61"><text:tab/><text:span text:style-name="T113">El usuario visitante de un perfil de terceros solo podrá ver <text:tab/>información básica de otro usuario.</text:span></text:p>
      <text:p text:style-name="P61"><text:tab/><text:span text:style-name="T113">Éste form servirá para actualizar información acerca del <text:tab/>usuario. </text:span><text:span text:style-name="T77">Actualizar contraseña¿?. </text:span><text:span text:style-name="T114">Al darle en Guardar se <text:tab/>actualizarían los datos del usuario en la tabla Users.</text:span></text:p>
      <text:p text:style-name="P117"><text:span text:style-name="T101"><text:tab/>Endpoint a definir: app.</text:span><text:span text:style-name="T102">PUT</text:span><text:span text:style-name="T101">(‘api/users/update’).</text:span></text:p>
      <text:p text:style-name="P66"/>
      <text:p text:style-name="P66">-<text:span text:style-name="T115">0 Preguntas, 0 Respuestas:</text:span></text:p>
      <text:p text:style-name="P66"><text:tab/><text:span text:style-name="T115">Contadores de cantidad de Preguntas y Respuestas que el <text:tab/>usuario haya publicado. En éste caso podr</text:span><text:span text:style-name="T148">í</text:span><text:span text:style-name="T115">amos conseguir un <text:tab/>array con todos los id de cada una de ellas y llamar <text:tab/>al .lenght para conocer la cantidad.</text:span></text:p>
      <text:p text:style-name="P67"><text:tab/>Endpoint a definir: app.GET(‘api/preguntas’)</text:p>
      <text:p text:style-name="P67"><text:soft-page-break/><text:s text:c="25"/>app.GET(api/respuestas’)</text:p>
      <text:p text:style-name="P67"/>
      <text:p text:style-name="P67"/>
      <text:p text:style-name="P67">-<text:span text:style-name="T148">Gráfica de pastel </text:span><text:span text:style-name="T159">(Queso)</text:span>: </text:p>
      <text:p text:style-name="P67"><text:tab/>Una forma de mostrar por pantalla los porcentajes de <text:tab/>participaci<text:span text:style-name="T148">ó</text:span>n del usuario en cada tag, teniendo en cuenta que <text:tab/>los tags estar<text:span text:style-name="T148">ía</text:span>n siempre referidos a lenguajes y/o temas <text:tab/>relacionados con la programaci<text:span text:style-name="T148">ó</text:span>n. </text:p>
      <text:p text:style-name="P27"><text:span text:style-name="T90"><text:tab/>Hemos investigado que con una librería llamada Chart.js <text:tab/>(</text:span><text:span text:style-name="T96">existen </text:span><text:span text:style-name="T90">otras) podríamos generarlo de manera sencilla, <text:tab/>necesita</text:span><text:span text:style-name="T96">ríam</text:span><text:span text:style-name="T90">os un array con los tags relacionados a <text:tab/>preguntas con las que el usuario haya </text:span><text:span text:style-name="T96">interactuado:</text:span><text:span text:style-name="T90"> <text:tab/>realizando preguntas, o respondiendo a preguntas con ciertos <text:tab/>tags. Los tags solo se relacionan directamente a las <text:tab/>Preguntas. </text:span></text:p>
      <text:p text:style-name="P27"><text:span text:style-name="T90"><text:tab/></text:span></text:p>
      <text:p text:style-name="P27"><text:span text:style-name="T90"><text:s text:c="5"/></text:span><text:span text:style-name="T60">Endpoint a definir: app.</text:span><text:span text:style-name="T69">GET</text:span><text:span text:style-name="T60">(‘api/tags/:</text:span><text:span text:style-name="T66">user_id</text:span><text:span text:style-name="T60">’)??</text:span></text:p>
      <text:p text:style-name="P120"><text:span text:style-name="T14"><text:tab/></text:span></text:p>
      <text:p text:style-name="P67"/>
      <text:p text:style-name="P58">SuperUser:</text:p>
      <text:p text:style-name="P58"/>
      <text:p text:style-name="P27"><text:span text:style-name="T90">Los SuperUsers serán nuestros Administradores con poderes </text:span><text:span text:style-name="T99">esp</text:span><text:span text:style-name="T90">eciales. </text:span><text:span text:style-name="T99">Tendrán un valor “Admin” en la tabla Users, a diferencia del resto DEFAULT “user”, y contarían con un token de Admin. </text:span><text:span text:style-name="T102">(rol: “admin” || rol: DEFAULT “user”).</text:span></text:p>
      <text:p text:style-name="P67"/>
      <text:p text:style-name="P27"><text:span text:style-name="T90">-Eliminar </text:span><text:span text:style-name="T91">Pregunta</text:span><text:span text:style-name="T90">: <text:tab/></text:span></text:p>
      <text:p text:style-name="P74"><text:span text:style-name="T4"><text:tab/>Si quisieramos eliminar una pregunta </text:span><text:span text:style-name="T9">porque contiene lenguaje <text:tab/>no permitido o se refiere a temas sensibles, </text:span><text:span text:style-name="T4">deber</text:span><text:span text:style-name="T19">í</text:span><text:span text:style-name="T4">amos <text:tab/>entonces <text:tab/>acceder a la base de datos de preguntas, buscarla <text:tab/>por id y <text:tab/>llamar a una funci</text:span><text:span text:style-name="T19">ó</text:span><text:span text:style-name="T4">n de deleteQuestion.</text:span></text:p>
      <text:p text:style-name="P27"><text:span text:style-name="T90"><text:tab/>Edpoint a definir: app.</text:span><text:span text:style-name="T102">DELETE</text:span><text:span text:style-name="T90">(‘api/preguntas/</text:span><text:span text:style-name="T60">:</text:span><text:span text:style-name="T61">pregunta_id??</text:span><text:span text:style-name="T90">’</text:span><text:span text:style-name="T91">)</text:span></text:p>
      <text:p text:style-name="P70"/>
      <text:p text:style-name="P71">-Cerrar Pregunta: </text:p>
      <text:p text:style-name="P34"><text:span text:style-name="T91"><text:tab/></text:span><text:span text:style-name="T149">C</text:span><text:span text:style-name="T150">ambiaría </text:span><text:span text:style-name="T149">el</text:span><text:span text:style-name="T150"> estado de Sin Respuestas o Con <text:tab/>Respuestas a <text:tab/>Pregunta Cerrada, y de éste modo no se admitirían más <text:tab/>respuestas, solamente comentarios a las respuestas que <text:tab/>pudiera contener.</text:span><text:span text:style-name="T91"> </text:span></text:p>
      <text:p text:style-name="P68"><text:tab/>Edpoint a definir: app.POST(‘api/preguntas/’)</text:p>
      <text:p text:style-name="P68"/>
      <text:p text:style-name="P68">-Eliminar Respuestas:</text:p>
      <text:p text:style-name="P94"><text:span text:style-name="T90"><text:tab/>Si quisieramos eliminar una </text:span><text:span text:style-name="T91">respuesta</text:span><text:span text:style-name="T90"> </text:span><text:span text:style-name="T91">porque contiene lenguaje <text:tab/>no permitido o se refiere a temas sensibles, </text:span><text:span text:style-name="T90">deber</text:span><text:span text:style-name="T96">í</text:span><text:span text:style-name="T90">amos <text:tab/>entonces <text:tab/>acceder a la base de datos de preguntas, buscarla <text:tab/>por id y <text:tab/>llamar a una funcion de delete</text:span><text:span text:style-name="T91">Answer</text:span><text:span text:style-name="T90">.</text:span></text:p>
      <text:p text:style-name="P28"><text:span text:style-name="T90"><text:tab/>Edpoint a definir: <text:tab/>app.</text:span><text:span text:style-name="T102">DELETE</text:span><text:span text:style-name="T90">(‘api/</text:span><text:span text:style-name="T91">respuestas</text:span><text:span text:style-name="T90">/</text:span><text:span text:style-name="T60">:</text:span><text:span text:style-name="T61">respuesta_id??</text:span><text:span text:style-name="T90">’</text:span><text:span text:style-name="T91">). 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><text:soft-page-break/></text:p>
      <text:p text:style-name="P68"/>
      <text:p text:style-name="P68"/>
      <text:p text:style-name="P68">-<text:span text:style-name="T116">Bloquear Usuario:</text:span></text:p>
      <text:p text:style-name="P118"><text:span text:style-name="T91"><text:tab/></text:span><text:span text:style-name="T103">Agregar a la tabla Users una columna de bloqueado: DEFAULT <text:tab/>“no” || “bloqueado”.</text:span></text:p>
      <text:p text:style-name="P118"><text:span text:style-name="T91"><text:tab/></text:span><text:span text:style-name="T62">llamaríamos a controlar cada vez que alguien realice un Login, <text:tab/>si conicide: err.code = 401; ‘Acceso Denegado’.</text:span></text:p>
      <text:p text:style-name="P75"><text:span text:style-name="T10"><text:tab/>Endpoint a definir: app.POST(‘api/users/</text:span><text:span text:style-name="T56">:user_id?’</text:span><text:span text:style-name="T10">).</text:span></text:p>
      <text:p text:style-name="P75"><text:span text:style-name="T10"><text:tab/></text:span></text:p>
      <text:p text:style-name="P92"/>
      <text:p text:style-name="P73"><text:span text:style-name="T134"><text:tab/><text:tab/><text:tab/><text:tab/></text:span><text:span text:style-name="T135">SISTEMA DE PUNTUACIÓN:</text:span></text:p>
      <text:p text:style-name="P95"/>
      <text:p text:style-name="P96">Cada pregunta / respuesta / comentario tendrá un Button "vota ést<text:span text:style-name="T138">@</text:span> ...", que siendo pulsado por cualquier usuario añadirá puntuación al usuario que la haya publicado. </text:p>
      <text:p text:style-name="P96"/>
      <text:p text:style-name="P100"><text:span text:style-name="T129">Usuario no Experto:</text:span><text:span text:style-name="T1"><text:line-break/></text:span><text:span text:style-name="T130">Cada pregunta publicada sumará </text:span><text:span text:style-name="T131">10</text:span><text:span text:style-name="T130"> puntos al usuario.</text:span><text:span text:style-name="T1"><text:line-break/></text:span><text:span text:style-name="T130">Cada voto a su pregunta </text:span><text:span text:style-name="T132">por un usuario tercero, le</text:span><text:span text:style-name="T130"> sumará </text:span><text:span text:style-name="T131">5</text:span><text:span text:style-name="T130"> puntos.</text:span><text:span text:style-name="T1"><text:line-break/></text:span><text:span text:style-name="T130">Cada vez que acepte una respuesta para su pregunta, sumará </text:span><text:span text:style-name="T131">5</text:span><text:span text:style-name="T130"> puntos.</text:span><text:span text:style-name="T1"><text:line-break/></text:span><text:span text:style-name="T130">Usuarios no Expertos podrán comentar respuestas</text:span><text:span text:style-name="T132">. </text:span></text:p>
      <text:p text:style-name="P100"><text:span text:style-name="T130">Cada voto a uno de sus comentarios le sumar</text:span><text:span text:style-name="T133">á</text:span><text:span text:style-name="T130"> </text:span><text:span text:style-name="T131">3</text:span><text:span text:style-name="T130"> puntos.</text:span></text:p>
      <text:p text:style-name="P97"/>
      <text:p text:style-name="P99">Estrellas:</text:p>
      <text:p text:style-name="P101"><text:span text:style-name="T137"><text:line-break/></text:span><text:span text:style-name="T125">1: </text:span><text:span text:style-name="T126">10</text:span><text:span text:style-name="T125"> punto</text:span><text:span text:style-name="T128">s;</text:span><text:span text:style-name="T137"><text:line-break/></text:span><text:span text:style-name="T125">2: </text:span><text:span text:style-name="T127">15</text:span><text:span text:style-name="T125"> puntos;</text:span><text:span text:style-name="T137"><text:line-break/></text:span><text:span text:style-name="T125">3: </text:span><text:span text:style-name="T126">30</text:span><text:span text:style-name="T125"> puntos;</text:span><text:span text:style-name="T137"><text:line-break/></text:span><text:span text:style-name="T125">4: </text:span><text:span text:style-name="T126">60</text:span><text:span text:style-name="T125"> puntos;</text:span><text:span text:style-name="T137"><text:line-break/></text:span><text:span text:style-name="T125">5: 9</text:span><text:span text:style-name="T127">0</text:span><text:span text:style-name="T125"> puntos;</text:span></text:p>
      <text:p text:style-name="P96"/>
      <text:p text:style-name="P98">Usuario Experto:</text:p>
      <text:p text:style-name="P100"><text:span text:style-name="T123">Al alcanzar 100 puntos un usuario se convierte en Experto </text:span><text:span text:style-name="T124">y</text:span><text:span text:style-name="T125"> podrá comenzar a sumar medallas.</text:span><text:span text:style-name="T137"><text:line-break/></text:span><text:span text:style-name="T125">Cada Respuesta publicada le sumará </text:span><text:span text:style-name="T126">7</text:span><text:span text:style-name="T125"> puntos al experto.</text:span><text:span text:style-name="T137"><text:line-break/></text:span><text:span text:style-name="T125">Si su respuesta es aceptada por el usuario, sumara otros </text:span><text:span text:style-name="T126">10</text:span><text:span text:style-name="T125"> puntos.</text:span><text:span text:style-name="T137"><text:line-break/></text:span><text:span text:style-name="T125">Cada voto de cualquier usuario a una de sus respuestas, le sumará </text:span><text:span text:style-name="T126">5</text:span><text:span text:style-name="T125"> puntos.</text:span></text:p>
      <text:p text:style-name="P96"/>
      <text:p text:style-name="P31"><text:span text:style-name="T117">Medallas</text:span><text:span text:style-name="T122">:</text:span></text:p>
      <text:p text:style-name="P31"><text:span text:style-name="T136"><text:line-break/></text:span><text:span text:style-name="T118">1: 500 puntos;</text:span><text:span text:style-name="T136"><text:line-break/></text:span><text:span text:style-name="T118">2: 1200 puntos;</text:span><text:span text:style-name="T136"><text:line-break/></text:span><text:span text:style-name="T118">3: 2500 puntos;</text:span><text:span text:style-name="T136"><text:line-break/></text:span><text:span text:style-name="T118">4: 5000 puntos;</text:span><text:span text:style-name="T136"><text:line-break/></text:span><text:span text:style-name="T118">5: 10.000 puntos </text:span><text:span text:style-name="T120">=&gt; </text:span><text:span text:style-name="T119">s</text:span><text:span text:style-name="T120">e enviaría</text:span><text:span text:style-name="T119"> una Pata de Jamón Ibérico con la foto de Maradona firmada... (por los miembros de GA</text:span><text:span text:style-name="T121">pp</text:span><text:span text:style-name="T119">).</text:span></text:p>
      <text:p text:style-name="P6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1T10:57:55.522800700</meta:creation-date>
    <dc:date>2021-05-03T13:31:56.383922223</dc:date>
    <meta:editing-duration>PT1H9M47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8" meta:paragraph-count="173" meta:word-count="2004" meta:character-count="13956" meta:non-whitespace-character-count="11732"/>
  </office:meta>
</office:document-meta>
</file>